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stroke="solid" svg:stroke-width="0cm" svg:stroke-color="#ff000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solid" svg:stroke-width="0cm" svg:stroke-color="#0000ff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draw:stroke="solid" svg:stroke-width="0cm" svg:stroke-color="#ff000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solid"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width="0.102cm" svg:stroke-color="#808080" draw:marker-start-width="0.352cm" draw:marker-end-width="0.352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cm" svg:stroke-color="#808080" draw:marker-start-width="0.2cm" draw:marker-end-width="0.2cm" draw:fill="solid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solid" svg:stroke-width="0cm" svg:stroke-color="#808080" draw:marker-start-width="0.2cm" draw:marker-end-width="0.2cm" draw:fill="solid" draw:fill-color="#99ff66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left" draw:textarea-vertical-align="top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cm" svg:stroke-color="#808080" draw:marker-start-width="0.2cm" draw:marker-end-width="0.2cm" draw:fill="solid" draw:fill-color="#004586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svg:stroke-width="0cm" svg:stroke-color="#80808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dash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width="0cm" svg:stroke-color="#80808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svg:stroke-width="0cm" svg:stroke-color="#808080" draw:marker-start-width="0.204cm" draw:marker-end-width="0.204cm" draw:fill="solid" draw:fill-color="#ff420e" draw:textarea-horizontal-align="justify" draw:textarea-vertical-align="middle" draw:auto-grow-height="false" fo:padding-top="0.126cm" fo:padding-bottom="0.126cm" fo:padding-left="0.251cm" fo:padding-right="0.251cm"/>
    </style:style>
    <style:style style:name="gr23" style:family="graphic" style:parent-style-name="standard">
      <style:graphic-properties svg:stroke-width="0cm" svg:stroke-color="#808080" draw:marker-start-width="0.204cm" draw:marker-end-width="0.204cm" draw:fill="solid" draw:fill-color="#ffd320" draw:textarea-horizontal-align="justify" draw:textarea-vertical-align="middle" draw:auto-grow-height="false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80808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svg:stroke-width="0cm" svg:stroke-color="#808080" draw:marker-start-width="0.204cm" draw:marker-end-width="0.204cm" draw:fill="solid" draw:fill-color="#579d1c" draw:textarea-horizontal-align="justify" draw:textarea-vertical-align="middle" draw:auto-grow-height="false" fo:padding-top="0.126cm" fo:padding-bottom="0.126cm" fo:padding-left="0.251cm" fo:padding-right="0.251cm"/>
    </style:style>
    <style:style style:name="gr26" style:family="graphic" style:parent-style-name="standard">
      <style:graphic-properties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objectwithoutfill">
      <style:graphic-properties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svg:stroke-width="0cm" svg:stroke-color="#808080" draw:marker-start-width="0.2cm" draw:marker-end-width="0.2cm" draw:fill="solid" draw:fill-color="#808080" draw:textarea-horizontal-align="justify" draw:textarea-vertical-align="middle" draw:auto-grow-height="false" fo:padding-top="0.125cm" fo:padding-bottom="0.125cm" fo:padding-left="0.25cm" fo:padding-right="0.25cm"/>
    </style:style>
    <style:style style:name="gr29" style:family="graphic" style:parent-style-name="objectwithoutfill">
      <style:graphic-properties draw:stroke="solid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svg:stroke-width="0cm" svg:stroke-color="#80808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31" style:family="graphic" style:parent-style-name="standard">
      <style:graphic-properties draw:stroke="solid" svg:stroke-width="0cm" svg:stroke-color="#80808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objectwithoutfill">
      <style:graphic-properties draw:stroke="solid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draw:stroke="solid" svg:stroke-width="0cm" svg:stroke-color="#80808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4" style:family="graphic" style:parent-style-name="standard">
      <style:graphic-properties draw:stroke="solid" svg:stroke-width="0cm" svg:stroke-color="#80808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35" style:family="graphic" style:parent-style-name="standard">
      <style:graphic-properties draw:stroke="solid"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36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paragraph-properties fo:text-align="center"/>
      <style:text-properties fo:color="#c0c0c0"/>
    </style:style>
    <style:style style:name="P5" style:family="paragraph">
      <style:paragraph-properties fo:line-height="100%" fo:text-align="center"/>
    </style:style>
    <style:style style:name="T1" style:family="text">
      <style:text-properties style:use-window-font-color="true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8pt" style:font-name-asian="Liberation Sans3" style:font-size-asian="18pt" style:font-name-complex="Liberation Sans3" style:font-size-complex="18pt"/>
    </style:style>
    <style:style style:name="T5" style:family="text">
      <style:text-properties fo:color="#000000" fo:font-size="18pt" style:font-name-asian="Liberation Sans3" style:font-size-asian="18pt" style:font-name-complex="Liberation Sans3" style:font-size-complex="18pt"/>
    </style:style>
    <style:style style:name="T6" style:family="text">
      <style:text-properties style:use-window-font-color="true" style:font-name="Liberation Sans3" fo:font-size="18pt" style:font-name-asian="Liberation Sans3" style:font-size-asian="18pt" style:font-name-complex="Liberation Sans3" style:font-size-complex="18pt"/>
    </style:style>
    <style:style style:name="T7" style:family="text">
      <style:text-properties style:use-window-font-color="true" style:font-name="Liberation Sans" fo:font-size="18pt" style:font-name-asian="Liberation Sans3" style:font-size-asian="18pt" style:font-name-complex="Liberation Sans3" style:font-size-complex="18pt"/>
    </style:style>
    <style:style style:name="T8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-4.334cm" svg:y="13.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type="curve" svg:x1="-3.064cm" svg:y1="14.335cm" svg:x2="-1.54cm" svg:y2="14.335cm" draw:start-shape="id1" draw:start-glue-point="7" draw:end-shape="id2" draw:end-glue-point="5" svg:d="M-3064 14335h1524" svg:viewBox="0 0 1525 1">
          <text:p/>
        </draw:connector>
        <draw:connector draw:style-name="gr3" draw:text-style-name="P1" draw:layer="layout" draw:type="curve" svg:x1="0.619cm" svg:y1="19.9cm" svg:x2="6.207cm" svg:y2="21.32cm" draw:start-shape="id3" draw:start-glue-point="6" draw:end-shape="id4" draw:end-glue-point="4" svg:d="M619 19900c0 1179 5588 469 5588 1420" svg:viewBox="0 0 5589 1421">
          <text:p/>
        </draw:connector>
        <draw:custom-shape draw:style-name="gr4" draw:text-style-name="P1" xml:id="id20" draw:id="id20" draw:layer="layout" svg:width="1.27cm" svg:height="1.27cm" svg:x="49.768cm" svg:y="59.801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draw:type="curve" svg:x1="8.112cm" svg:y1="22.59cm" svg:x2="9.509cm" svg:y2="27.289cm" draw:start-shape="id4" draw:start-glue-point="7" draw:end-shape="id5" svg:d="M8112 22590c1048 0 350 4699 1397 4699" svg:viewBox="0 0 1398 4700">
          <text:p text:style-name="P2"><text:span text:style-name="T1">Command</text:span></text:p>
        </draw:connector>
        <draw:connector draw:style-name="gr2" draw:text-style-name="P1" draw:layer="layout" draw:type="curve" svg:x1="2.27cm" svg:y1="14.335cm" svg:x2="4.302cm" svg:y2="22.59cm" draw:start-shape="id2" draw:end-shape="id4" svg:d="M2270 14335c1525 0 510 8255 2032 8255" svg:viewBox="0 0 2033 8256">
          <text:p/>
        </draw:connector>
        <draw:connector draw:style-name="gr2" draw:text-style-name="P1" draw:layer="layout" draw:type="curve" svg:x1="18.526cm" svg:y1="17.256cm" svg:x2="32.496cm" svg:y2="26.527cm" draw:start-shape="id6" draw:start-glue-point="7" draw:end-shape="id7" draw:end-glue-point="5" svg:d="M18526 17256c10479 0 3494 9271 13970 9271" svg:viewBox="0 0 13971 9272">
          <text:p/>
        </draw:connector>
        <draw:connector draw:style-name="gr3" draw:text-style-name="P1" draw:layer="layout" draw:type="curve" svg:x1="6.207cm" svg:y1="23.86cm" svg:x2="11.414cm" svg:y2="26.019cm" draw:start-shape="id4" draw:start-glue-point="6" draw:end-shape="id5" draw:end-glue-point="4" svg:d="M6207 23860c0 1620 5207 541 5207 2159" svg:viewBox="0 0 5208 2160">
          <text:p/>
        </draw:connector>
        <draw:connector draw:style-name="gr3" draw:text-style-name="P1" draw:layer="layout" draw:type="curve" svg:x1="11.414cm" svg:y1="28.559cm" svg:x2="11.414cm" svg:y2="30.718cm" draw:start-shape="id5" draw:start-glue-point="6" draw:end-shape="id8" draw:end-glue-point="4" svg:d="M11414 28559v2159" svg:viewBox="0 0 1 2160">
          <text:p/>
        </draw:connector>
        <draw:connector draw:style-name="gr2" draw:text-style-name="P1" draw:layer="layout" draw:type="curve" svg:x1="13.319cm" svg:y1="27.289cm" svg:x2="14.408cm" svg:y2="35.671cm" draw:start-shape="id5" draw:start-glue-point="7" draw:end-shape="id9" draw:end-glue-point="5" svg:d="M13319 27289c817 0 273 8382 1089 8382" svg:viewBox="0 0 1090 8383">
          <text:p/>
        </draw:connector>
        <draw:connector draw:style-name="gr3" draw:text-style-name="P1" draw:layer="layout" draw:type="curve" svg:x1="11.414cm" svg:y1="33.108cm" svg:x2="16.313cm" svg:y2="34.401cm" draw:start-shape="id8" draw:start-glue-point="6" draw:end-shape="id9" draw:end-glue-point="4" svg:d="M11414 33108c0 1083 4899 437 4899 1293" svg:viewBox="0 0 4900 1294">
          <text:p/>
        </draw:connector>
        <draw:connector draw:style-name="gr5" draw:text-style-name="P1" draw:layer="layout" draw:type="curve" svg:x1="18.218cm" svg:y1="35.671cm" svg:x2="20.685cm" svg:y2="33.258cm" draw:start-shape="id9" draw:start-glue-point="7" draw:end-shape="id10" draw:end-glue-point="5" svg:d="M18218 35671c1851 0 618-2413 2467-2413" svg:viewBox="0 0 2468 2414">
          <text:p text:style-name="P2"><text:span text:style-name="T1">Before</text:span></text:p>
        </draw:connector>
        <draw:connector draw:style-name="gr5" draw:text-style-name="P1" draw:layer="layout" draw:type="curve" svg:x1="18.218cm" svg:y1="35.671cm" svg:x2="20.939cm" svg:y2="38.211cm" draw:start-shape="id9" draw:start-glue-point="7" draw:end-shape="id11" draw:end-glue-point="5" svg:d="M18218 35671c2041 0 681 2540 2721 2540" svg:viewBox="0 0 2722 2541">
          <text:p text:style-name="P2"><text:span text:style-name="T1">After</text:span></text:p>
        </draw:connector>
        <draw:connector draw:style-name="gr3" draw:text-style-name="P1" draw:layer="layout" draw:type="curve" svg:x1="22.59cm" svg:y1="34.528cm" svg:x2="26.781cm" svg:y2="41.64cm" draw:start-shape="id10" draw:start-glue-point="6" draw:end-shape="id12" draw:end-glue-point="4" svg:d="M22590 34528c0 5335 4191 1780 4191 7112" svg:viewBox="0 0 4192 7113">
          <text:p/>
        </draw:connector>
        <draw:connector draw:style-name="gr3" draw:text-style-name="P1" draw:layer="layout" draw:type="curve" svg:x1="22.844cm" svg:y1="39.481cm" svg:x2="26.781cm" svg:y2="41.64cm" draw:start-shape="id11" draw:start-glue-point="6" draw:end-shape="id12" draw:end-glue-point="4" svg:d="M22844 39481c0 1620 3937 541 3937 2159" svg:viewBox="0 0 3938 2160">
          <text:p/>
        </draw:connector>
        <draw:connector draw:style-name="gr3" draw:text-style-name="P1" draw:layer="layout" draw:type="curve" svg:x1="26.781cm" svg:y1="44.03cm" svg:x2="34.02cm" svg:y2="46.339cm" draw:start-shape="id12" draw:start-glue-point="6" draw:end-shape="id13" draw:end-glue-point="4" svg:d="M26781 44030c0 1845 7239 691 7239 2309" svg:viewBox="0 0 7240 2310">
          <text:p/>
        </draw:connector>
        <draw:connector draw:style-name="gr2" draw:text-style-name="P1" draw:layer="layout" draw:type="curve" svg:x1="24.495cm" svg:y1="33.258cm" svg:x2="32.115cm" svg:y2="47.609cm" draw:start-shape="id10" draw:start-glue-point="7" draw:end-shape="id13" draw:end-glue-point="5" svg:d="M24495 33258c5716 0 1907 14351 7620 14351" svg:viewBox="0 0 7621 14352">
          <text:p/>
        </draw:connector>
        <draw:connector draw:style-name="gr2" draw:text-style-name="P1" draw:layer="layout" draw:type="curve" svg:x1="30.972cm" svg:y1="38.465cm" svg:x2="32.115cm" svg:y2="47.609cm" draw:start-shape="id14" draw:start-glue-point="7" draw:end-shape="id13" draw:end-glue-point="5" svg:d="M30972 38465c858 0 287 9144 1143 9144" svg:viewBox="0 0 1144 9145">
          <text:p/>
        </draw:connector>
        <draw:connector draw:style-name="gr3" draw:text-style-name="P1" draw:layer="layout" draw:type="curve" svg:x1="34.02cm" svg:y1="48.879cm" svg:x2="39.735cm" svg:y2="50.911cm" draw:start-shape="id13" draw:start-glue-point="6" draw:end-shape="id15" draw:end-glue-point="4" svg:d="M34020 48879c0 1525 5715 510 5715 2032" svg:viewBox="0 0 5716 2033">
          <text:p/>
        </draw:connector>
        <draw:connector draw:style-name="gr2" draw:text-style-name="P1" draw:layer="layout" draw:type="curve" svg:x1="35.925cm" svg:y1="47.609cm" svg:x2="37.83cm" svg:y2="52.181cm" draw:start-shape="id13" draw:end-shape="id15" svg:d="M35925 47609c1429 0 477 4572 1905 4572" svg:viewBox="0 0 1906 4573">
          <text:p/>
        </draw:connector>
        <draw:connector draw:style-name="gr2" draw:text-style-name="P1" draw:layer="layout" draw:type="curve" svg:x1="24.749cm" svg:y1="38.211cm" svg:x2="27.162cm" svg:y2="38.465cm" draw:start-shape="id11" draw:start-glue-point="7" draw:end-shape="id14" draw:end-glue-point="5" svg:d="M24749 38211c1810 0 604 254 2413 254" svg:viewBox="0 0 2414 255">
          <text:p/>
        </draw:connector>
        <draw:connector draw:style-name="gr3" draw:text-style-name="P1" draw:layer="layout" draw:type="curve" svg:x1="11.414cm" svg:y1="33.108cm" svg:x2="29.067cm" svg:y2="37.195cm" draw:start-shape="id8" draw:start-glue-point="6" draw:end-shape="id14" svg:d="M11414 33108c0 3178 17653 1135 17653 4087" svg:viewBox="0 0 17654 4088">
          <text:p/>
        </draw:connector>
        <draw:connector draw:style-name="gr3" draw:text-style-name="P1" draw:layer="layout" draw:type="curve" svg:x1="39.735cm" svg:y1="53.451cm" svg:x2="40.243cm" svg:y2="54.975cm" draw:start-shape="id15" draw:end-shape="id16" draw:end-glue-point="4" svg:d="M39735 53451c0 1144 508 383 508 1524" svg:viewBox="0 0 509 1525">
          <text:p/>
        </draw:connector>
        <draw:connector draw:style-name="gr3" draw:text-style-name="P1" draw:layer="layout" draw:type="curve" svg:x1="-13.478cm" svg:y1="-13.224cm" svg:x2="29.067cm" svg:y2="37.195cm" draw:start-shape="id17" draw:start-glue-point="6" draw:end-shape="id14" draw:end-glue-point="4" svg:d="M-13478-13224c0 37815 42545 12606 42545 50419" svg:viewBox="0 0 42546 50420">
          <text:p/>
        </draw:connector>
        <draw:connector draw:style-name="gr3" draw:text-style-name="P1" draw:layer="layout" draw:type="curve" svg:x1="16.621cm" svg:y1="29.933cm" svg:x2="16.313cm" svg:y2="34.401cm" draw:start-shape="id18" draw:start-glue-point="6" draw:end-shape="id9" draw:end-glue-point="4" svg:d="M16621 29933c0 3465-308 1231-308 4468" svg:viewBox="0 0 309 4469">
          <text:p/>
        </draw:connector>
        <draw:connector draw:style-name="gr3" draw:text-style-name="P1" draw:layer="layout" draw:type="curve" svg:x1="0.365cm" svg:y1="15.605cm" svg:x2="0.619cm" svg:y2="17.51cm" draw:start-shape="id2" draw:start-glue-point="6" draw:end-shape="id3" draw:end-glue-point="4" svg:d="M365 15605c0 1429 254 477 254 1905" svg:viewBox="0 0 255 1906">
          <text:p/>
        </draw:connector>
        <draw:connector draw:style-name="gr2" draw:text-style-name="P1" draw:layer="layout" draw:type="curve" svg:x1="41.64cm" svg:y1="52.181cm" svg:x2="43.926cm" svg:y2="60.436cm" draw:start-shape="id15" draw:start-glue-point="7" draw:end-shape="id19" draw:end-glue-point="5" svg:d="M41640 52181c1716 0 573 8255 2286 8255" svg:viewBox="0 0 2287 8256">
          <text:p/>
        </draw:connector>
        <draw:connector draw:style-name="gr3" draw:text-style-name="P1" draw:layer="layout" draw:type="curve" svg:x1="40.243cm" svg:y1="57.365cm" svg:x2="45.831cm" svg:y2="59.166cm" draw:start-shape="id16" draw:start-glue-point="6" draw:end-shape="id19" draw:end-glue-point="4" svg:d="M40243 57365c0 1464 5588 564 5588 1801" svg:viewBox="0 0 5589 1802">
          <text:p/>
        </draw:connector>
        <draw:connector draw:style-name="gr2" draw:text-style-name="P1" draw:layer="layout" draw:type="curve" svg:x1="47.736cm" svg:y1="60.436cm" svg:x2="49.768cm" svg:y2="60.436cm" draw:start-shape="id19" draw:start-glue-point="7" draw:end-shape="id20" draw:end-glue-point="5" svg:d="M47736 60436h2032" svg:viewBox="0 0 2033 1">
          <text:p/>
        </draw:connector>
        <draw:custom-shape draw:style-name="gr6" draw:text-style-name="P1" xml:id="id4" draw:id="id4" draw:layer="layout" svg:width="3.81cm" svg:height="2.54cm" svg:x="4.302cm" svg:y="21.32cm">
          <text:p text:style-name="P2"><text:span text:style-name="T1">Extract</text:span></text:p>
          <text:p text:style-name="P2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" draw:id="id3" draw:layer="layout" svg:width="3.81cm" svg:height="2.54cm" svg:x="-1.286cm" svg:y="17.51cm">
          <text:p text:style-name="P2"><text:span text:style-name="T1">Up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8" draw:id="id8" draw:layer="layout" svg:width="3.81cm" svg:height="2.54cm" svg:x="9.509cm" svg:y="30.718cm">
          <text:p text:style-name="P2"><text:span text:style-name="T1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" draw:id="id5" draw:layer="layout" svg:width="3.81cm" svg:height="2.54cm" svg:x="9.509cm" svg:y="26.019cm">
          <text:p text:style-name="P2"><text:span text:style-name="T1">Pars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" draw:id="id9" draw:layer="layout" svg:width="3.81cm" svg:height="2.54cm" svg:x="14.408cm" svg:y="34.401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" draw:id="id10" draw:layer="layout" svg:width="3.81cm" svg:height="2.54cm" svg:x="20.685cm" svg:y="31.988cm">
          <text:p text:style-name="P2"><text:span text:style-name="T1">Rejec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1" draw:id="id11" draw:layer="layout" svg:width="3.81cm" svg:height="2.54cm" svg:x="20.939cm" svg:y="36.941cm">
          <text:p text:style-name="P2"><text:span text:style-name="T1">Accep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2" draw:id="id12" draw:layer="layout" svg:width="3.81cm" svg:height="2.54cm" svg:x="24.876cm" svg:y="41.64cm">
          <text:p text:style-name="P2"><text:span text:style-name="T1">Acknowledg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3" draw:id="id13" draw:layer="layout" svg:width="3.81cm" svg:height="2.54cm" svg:x="32.115cm" svg:y="46.339cm">
          <text:p text:style-name="P2"><text:span text:style-name="T1">Format</text:span></text:p>
          <text:p text:style-name="P2"><text:span text:style-name="T1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5" draw:id="id15" draw:layer="layout" svg:width="3.81cm" svg:height="2.54cm" svg:x="37.83cm" svg:y="50.911cm">
          <text:p text:style-name="P2"><text:span text:style-name="T1">Inject</text:span></text:p>
          <text:p text:style-name="P2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6" draw:id="id16" draw:layer="layout" svg:width="3.81cm" svg:height="2.54cm" svg:x="38.338cm" svg:y="54.975cm">
          <text:p text:style-name="P2"><text:span text:style-name="T1">Down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4" draw:id="id14" draw:layer="layout" svg:width="3.81cm" svg:height="2.54cm" svg:x="27.162cm" svg:y="37.195cm">
          <text:p text:style-name="P2"><text:span text:style-name="T1">Enqueu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8" draw:id="id18" draw:layer="layout" svg:width="3.81cm" svg:height="2.54cm" svg:x="14.716cm" svg:y="27.543cm">
          <text:p text:style-name="P2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2" draw:id="id2" draw:layer="layout" svg:width="3.81cm" svg:height="2.54cm" svg:x="-1.54cm" svg:y="13.065cm">
          <text:p text:style-name="P2"><text:span text:style-name="T1">Receive</text:span></text:p>
          <text:p text:style-name="P2"><text:span text:style-name="T1">up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9" draw:id="id19" draw:layer="layout" svg:width="3.81cm" svg:height="2.54cm" svg:x="43.926cm" svg:y="59.166cm">
          <text:p text:style-name="P2"><text:span text:style-name="T1">Send</text:span></text:p>
          <text:p text:style-name="P2"><text:span text:style-name="T1">down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-7.128cm" svg:y1="-8.525cm" svg:x2="-4.969cm" svg:y2="0.873cm" draw:start-shape="id21" draw:start-glue-point="7" draw:end-shape="id22" svg:d="M-7128-8525c1621 0 542 9398 2159 9398" svg:viewBox="0 0 2160 9399">
          <text:p/>
        </draw:connector>
        <draw:connector draw:style-name="gr5" draw:text-style-name="P1" draw:layer="layout" draw:type="curve" svg:x1="-1.159cm" svg:y1="0.873cm" svg:x2="1.508cm" svg:y2="-1.921cm" draw:start-shape="id22" draw:start-glue-point="7" draw:end-shape="id23" draw:end-glue-point="5" svg:d="M-1159 873c2001 0 668-2794 2667-2794" svg:viewBox="0 0 2668 2795">
          <text:p text:style-name="P2"><text:span text:style-name="T1">After</text:span></text:p>
        </draw:connector>
        <draw:connector draw:style-name="gr2" draw:text-style-name="P1" draw:layer="layout" draw:type="curve" svg:x1="5.826cm" svg:y1="2.905cm" svg:x2="7.35cm" svg:y2="13.319cm" draw:start-shape="id24" draw:start-glue-point="7" draw:end-shape="id25" draw:end-glue-point="5" svg:d="M5826 2905c1144 0 383 10414 1524 10414" svg:viewBox="0 0 1525 10415">
          <text:p/>
        </draw:connector>
        <draw:connector draw:style-name="gr7" draw:text-style-name="P1" draw:layer="layout" draw:type="curve" svg:x1="-1.159cm" svg:y1="0.873cm" svg:x2="10.906cm" svg:y2="0.635cm" draw:start-shape="id22" draw:start-glue-point="7" draw:end-shape="id26" draw:end-glue-point="5" svg:d="M-1159 873c9049 0 3017-238 12065-238" svg:viewBox="0 0 12066 239">
          <text:p text:style-name="P2"><text:span text:style-name="T1">Before</text:span></text:p>
        </draw:connector>
        <draw:connector draw:style-name="gr8" draw:text-style-name="P1" draw:layer="layout" draw:type="curve" svg:x1="5.318cm" svg:y1="-1.921cm" svg:x2="10.906cm" svg:y2="0.635cm" draw:start-shape="id23" draw:start-glue-point="7" draw:end-shape="id26" draw:end-glue-point="5" svg:d="M5318-1921c4192 0 1399 2556 5588 2556" svg:viewBox="0 0 5589 2557">
          <text:p/>
        </draw:connector>
        <draw:connector draw:style-name="gr3" draw:text-style-name="P1" draw:layer="layout" draw:type="curve" svg:x1="-13.478cm" svg:y1="-13.224cm" svg:x2="-9.033cm" svg:y2="-9.795cm" draw:start-shape="id17" draw:start-glue-point="6" draw:end-shape="id21" draw:end-glue-point="4" svg:d="M-13478-13224c0 2574 4445 860 4445 3429" svg:viewBox="0 0 4446 3430">
          <text:p/>
        </draw:connector>
        <draw:connector draw:style-name="gr3" draw:text-style-name="P1" draw:layer="layout" draw:type="curve" svg:x1="3.921cm" svg:y1="4.175cm" svg:x2="4.302cm" svg:y2="6.588cm" draw:start-shape="id24" draw:start-glue-point="6" draw:end-shape="id27" draw:end-glue-point="4" svg:d="M3921 4175c0 1810 381 604 381 2413" svg:viewBox="0 0 382 2414">
          <text:p/>
        </draw:connector>
        <draw:connector draw:style-name="gr9" draw:text-style-name="P2" draw:layer="layout" draw:type="curve" svg:x1="-1.159cm" svg:y1="0.873cm" svg:x2="2.016cm" svg:y2="2.905cm" draw:start-shape="id22" draw:start-glue-point="7" draw:end-shape="id24" draw:end-glue-point="5" svg:d="M-1159 873c2382 0 795 2032 3175 2032" svg:viewBox="0 0 3176 2033">
          <text:p text:style-name="P2">Around</text:p>
        </draw:connector>
        <draw:connector draw:style-name="gr3" draw:text-style-name="P1" draw:layer="layout" draw:type="curve" svg:x1="-9.033cm" svg:y1="-7.255cm" svg:x2="-3.318cm" svg:y2="-5.096cm" draw:start-shape="id21" draw:start-glue-point="6" draw:end-shape="id28" draw:end-glue-point="4" svg:d="M-9033-7255c0 1621 5715 542 5715 2159" svg:viewBox="0 0 5716 2160">
          <text:p/>
        </draw:connector>
        <draw:connector draw:style-name="gr3" draw:text-style-name="P1" draw:layer="layout" draw:type="curve" svg:x1="-3.318cm" svg:y1="-2.706cm" svg:x2="-3.064cm" svg:y2="-0.397cm" draw:start-shape="id28" draw:start-glue-point="6" draw:end-shape="id22" draw:end-glue-point="4" svg:d="M-3318-2706c0 1846 254 692 254 2309" svg:viewBox="0 0 255 2310">
          <text:p/>
        </draw:connector>
        <draw:connector draw:style-name="gr3" draw:text-style-name="P1" draw:layer="layout" draw:type="curve" svg:x1="-13.478cm" svg:y1="-13.224cm" svg:x2="3.413cm" svg:y2="-3.191cm" draw:start-shape="id17" draw:start-glue-point="6" draw:end-shape="id23" draw:end-glue-point="4" svg:d="M-13478-13224c0 7527 16891 2511 16891 10033" svg:viewBox="0 0 16892 10034">
          <text:p/>
        </draw:connector>
        <draw:connector draw:style-name="gr3" draw:text-style-name="P1" draw:layer="layout" draw:type="curve" svg:x1="-13.478cm" svg:y1="-13.224cm" svg:x2="3.921cm" svg:y2="1.635cm" draw:start-shape="id17" draw:start-glue-point="6" draw:end-shape="id24" draw:end-glue-point="4" svg:d="M-13478-13224c0 11146 17399 3717 17399 14859" svg:viewBox="0 0 17400 14860">
          <text:p/>
        </draw:connector>
        <draw:connector draw:style-name="gr3" draw:text-style-name="P1" draw:layer="layout" draw:type="curve" svg:x1="4.302cm" svg:y1="8.978cm" svg:x2="9.255cm" svg:y2="12.049cm" draw:start-shape="id27" draw:start-glue-point="6" draw:end-shape="id25" draw:end-glue-point="4" svg:d="M4302 8978c0 2416 4953 881 4953 3071" svg:viewBox="0 0 4954 3072">
          <text:p/>
        </draw:connector>
        <draw:connector draw:style-name="gr3" draw:text-style-name="P1" draw:layer="layout" draw:type="curve" svg:x1="16.621cm" svg:y1="18.526cm" svg:x2="34.147cm" svg:y2="20.939cm" draw:start-shape="id6" draw:start-glue-point="6" draw:end-shape="id29" draw:end-glue-point="4" svg:d="M16621 18526c0 1810 17526 604 17526 2413" svg:viewBox="0 0 17527 2414">
          <text:p/>
        </draw:connector>
        <draw:connector draw:style-name="gr3" draw:text-style-name="P1" draw:layer="layout" draw:type="curve" svg:x1="34.147cm" svg:y1="23.329cm" svg:x2="34.401cm" svg:y2="25.257cm" draw:start-shape="id29" draw:start-glue-point="6" draw:end-shape="id7" draw:end-glue-point="4" svg:d="M34147 23329c0 1560 254 596 254 1928" svg:viewBox="0 0 255 1929">
          <text:p/>
        </draw:connector>
        <draw:connector draw:style-name="gr3" draw:text-style-name="P1" draw:layer="layout" draw:type="curve" svg:x1="34.401cm" svg:y1="27.797cm" svg:x2="39.735cm" svg:y2="50.911cm" draw:start-shape="id7" draw:start-glue-point="6" draw:end-shape="id15" draw:end-glue-point="4" svg:d="M34401 27797c0 17337 5334 5780 5334 23114" svg:viewBox="0 0 5335 23115">
          <text:p/>
        </draw:connector>
        <draw:connector draw:style-name="gr2" draw:text-style-name="P1" draw:layer="layout" draw:type="curve" svg:x1="36.306cm" svg:y1="26.527cm" svg:x2="37.83cm" svg:y2="52.181cm" draw:start-shape="id7" draw:start-glue-point="7" draw:end-shape="id15" draw:end-glue-point="5" svg:d="M36306 26527c1144 0 383 25654 1524 25654" svg:viewBox="0 0 1525 25655">
          <text:p/>
        </draw:connector>
        <draw:connector draw:style-name="gr2" draw:text-style-name="P1" draw:layer="layout" draw:type="curve" svg:x1="-13.478cm" svg:y1="-8.398cm" svg:x2="-10.938cm" svg:y2="-8.525cm" draw:start-shape="id30" draw:start-glue-point="7" draw:end-shape="id21" draw:end-glue-point="5" svg:d="M-13478-8398c1906 0 637-127 2540-127" svg:viewBox="0 0 2541 128">
          <text:p/>
        </draw:connector>
        <draw:connector draw:style-name="gr3" draw:text-style-name="P1" draw:layer="layout" draw:type="curve" svg:x1="28.559cm" svg:y1="23.329cm" svg:x2="28.686cm" svg:y2="25.003cm" draw:start-shape="id31" draw:start-glue-point="6" draw:end-shape="id32" draw:end-glue-point="4" svg:d="M28559 23329c0 1369 127 533 127 1674" svg:viewBox="0 0 128 1675">
          <text:p/>
        </draw:connector>
        <draw:connector draw:style-name="gr3" draw:text-style-name="P1" draw:layer="layout" draw:type="curve" svg:x1="28.686cm" svg:y1="27.543cm" svg:x2="39.735cm" svg:y2="50.911cm" draw:start-shape="id32" draw:start-glue-point="6" draw:end-shape="id15" draw:end-glue-point="4" svg:d="M28686 27543c0 17527 11049 5844 11049 23368" svg:viewBox="0 0 11050 23369">
          <text:p/>
        </draw:connector>
        <draw:connector draw:style-name="gr2" draw:text-style-name="P1" draw:layer="layout" draw:type="curve" svg:x1="30.591cm" svg:y1="26.273cm" svg:x2="32.496cm" svg:y2="26.527cm" draw:start-shape="id32" draw:start-glue-point="7" draw:end-shape="id7" draw:end-glue-point="5" svg:d="M30591 26273c1429 0 477 254 1905 254" svg:viewBox="0 0 1906 255">
          <text:p/>
        </draw:connector>
        <draw:connector draw:style-name="gr5" draw:text-style-name="P1" draw:layer="layout" draw:type="curve" svg:x1="11.16cm" svg:y1="13.319cm" svg:x2="14.462cm" svg:y2="13.319cm" draw:start-shape="id25" draw:start-glue-point="7" draw:end-shape="id33" draw:end-glue-point="5" svg:d="M11160 13319h3302" svg:viewBox="0 0 3303 1">
          <text:p text:style-name="P2"><text:span text:style-name="T1">Broadcast</text:span></text:p>
        </draw:connector>
        <draw:connector draw:style-name="gr5" draw:text-style-name="P1" draw:layer="layout" draw:type="curve" svg:x1="11.16cm" svg:y1="13.319cm" svg:x2="14.716cm" svg:y2="17.256cm" draw:start-shape="id25" draw:start-glue-point="7" draw:end-shape="id6" draw:end-glue-point="5" svg:d="M11160 13319c2668 0 891 3937 3556 3937" svg:viewBox="0 0 3557 3938">
          <text:p text:style-name="P2"><text:span text:style-name="T1">Maneuver</text:span></text:p>
        </draw:connector>
        <draw:custom-shape draw:style-name="gr6" draw:text-style-name="P1" xml:id="id33" draw:id="id33" draw:layer="layout" svg:width="3.81cm" svg:height="2.54cm" svg:x="14.462cm" svg:y="12.049cm">
          <text:p text:style-name="P2"><text:span text:style-name="T1">Classify</text:span></text:p>
          <text:p text:style-name="P2"><text:span text:style-name="T2">broadca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8.272cm" svg:y1="13.319cm" svg:x2="21.447cm" svg:y2="12.049cm" draw:start-shape="id33" draw:start-glue-point="7" draw:end-shape="id34" svg:d="M18272 13319c2382 0 795-1270 3175-1270" svg:viewBox="0 0 3176 1271">
          <text:p text:style-name="P2"><text:span text:style-name="T1">Realtime</text:span></text:p>
        </draw:connector>
        <draw:connector draw:style-name="gr5" draw:text-style-name="P1" draw:layer="layout" draw:type="curve" svg:x1="18.272cm" svg:y1="13.319cm" svg:x2="21.574cm" svg:y2="16.875cm" draw:start-shape="id33" draw:start-glue-point="7" draw:end-shape="id35" draw:end-glue-point="5" svg:d="M18272 13319c2478 0 827 3556 3302 3556" svg:viewBox="0 0 3303 3557">
          <text:p text:style-name="P2"><text:span text:style-name="T1">Playback</text:span></text:p>
        </draw:connector>
        <draw:connector draw:style-name="gr2" draw:text-style-name="P1" draw:layer="layout" draw:type="curve" svg:x1="25.384cm" svg:y1="16.875cm" svg:x2="26.781cm" svg:y2="26.273cm" draw:start-shape="id35" draw:start-glue-point="7" draw:end-shape="id32" draw:end-glue-point="5" svg:d="M25384 16875c1048 0 350 9398 1397 9398" svg:viewBox="0 0 1398 9399">
          <text:p/>
        </draw:connector>
        <draw:connector draw:style-name="gr3" draw:text-style-name="P1" draw:layer="layout" draw:type="curve" svg:x1="23.479cm" svg:y1="18.145cm" svg:x2="34.147cm" svg:y2="20.939cm" draw:start-shape="id35" draw:start-glue-point="6" draw:end-shape="id29" draw:end-glue-point="4" svg:d="M23479 18145c0 2097 10668 700 10668 2794" svg:viewBox="0 0 10669 2795">
          <text:p/>
        </draw:connector>
        <draw:connector draw:style-name="gr3" draw:text-style-name="P1" draw:layer="layout" draw:type="curve" svg:x1="23.352cm" svg:y1="13.319cm" svg:x2="34.147cm" svg:y2="20.939cm" draw:start-shape="id34" draw:start-glue-point="6" draw:end-shape="id29" draw:end-glue-point="4" svg:d="M23352 13319c0 5716 10795 1907 10795 7620" svg:viewBox="0 0 10796 7621">
          <text:p/>
        </draw:connector>
        <draw:connector draw:style-name="gr3" draw:text-style-name="P1" draw:layer="layout" draw:type="curve" svg:x1="23.479cm" svg:y1="18.145cm" svg:x2="28.559cm" svg:y2="20.939cm" draw:start-shape="id35" draw:start-glue-point="6" draw:end-shape="id31" draw:end-glue-point="4" svg:d="M23479 18145c0 2097 5080 700 5080 2794" svg:viewBox="0 0 5081 2795">
          <text:p/>
        </draw:connector>
        <draw:connector draw:style-name="gr3" draw:text-style-name="P1" draw:layer="layout" draw:type="curve" svg:x1="4.302cm" svg:y1="8.978cm" svg:x2="23.352cm" svg:y2="10.779cm" draw:start-shape="id27" draw:start-glue-point="6" draw:end-shape="id34" draw:end-glue-point="4" svg:d="M4302 8978c0 1464 19050 564 19050 1801" svg:viewBox="0 0 19051 1802">
          <text:p/>
        </draw:connector>
        <draw:connector draw:style-name="gr2" draw:text-style-name="P1" draw:layer="layout" draw:type="curve" svg:x1="25.257cm" svg:y1="12.049cm" svg:x2="26.781cm" svg:y2="26.273cm" draw:start-shape="id34" draw:start-glue-point="7" draw:end-shape="id32" draw:end-glue-point="5" svg:d="M25257 12049c1144 0 383 14224 1524 14224" svg:viewBox="0 0 1525 14225">
          <text:p/>
        </draw:connector>
        <draw:custom-shape draw:style-name="gr4" draw:text-style-name="P1" xml:id="id26" draw:id="id26" draw:layer="layout" svg:width="1.27cm" svg:height="1.27cm" svg:x="10.906cm" svg:y="0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23" draw:id="id23" draw:layer="layout" svg:width="3.81cm" svg:height="2.54cm" svg:x="1.508cm" svg:y="-3.191cm">
          <text:p text:style-name="P2"><text:span text:style-name="T1">Dequeue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7" draw:id="id17" draw:layer="layout" svg:width="3.81cm" svg:height="2.54cm" svg:x="-15.383cm" svg:y="-15.764cm">
          <text:p text:style-name="P2"><text:span text:style-name="T3">Command</text:span></text:p>
          <text:p text:style-name="P2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1" xml:id="id27" draw:id="id27" draw:layer="layout" svg:width="3.81cm" svg:height="2.54cm" svg:x="2.397cm" svg:y="6.588cm">
          <text:p text:style-name="P2"><text:span text:style-name="T4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28" draw:id="id28" draw:layer="layout" svg:width="3.81cm" svg:height="2.54cm" svg:x="-5.223cm" svg:y="-5.096cm">
          <text:p text:style-name="P2"><text:span text:style-name="T5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21" draw:id="id21" draw:layer="layout" svg:width="3.81cm" svg:height="2.54cm" svg:x="-10.938cm" svg:y="-9.795cm">
          <text:p text:style-name="P2"><text:span text:style-name="T1">Inspec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24" draw:id="id24" draw:layer="layout" svg:width="3.81cm" svg:height="2.54cm" svg:x="2.016cm" svg:y="1.635cm">
          <text:p text:style-name="P2"><text:span text:style-name="T1">Dequeue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22" draw:id="id22" draw:layer="layout" svg:width="3.81cm" svg:height="2.54cm" svg:x="-4.969cm" svg:y="-0.397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.81cm" svg:height="2.54cm" svg:x="14.716cm" svg:y="15.986cm">
          <text:p text:style-name="P2"><text:span text:style-name="T1">Execute</text:span></text:p>
          <text:p text:style-name="P2"><text:span text:style-name="T2">maneu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29" draw:id="id29" draw:layer="layout" svg:width="3.81cm" svg:height="2.54cm" svg:x="32.242cm" svg:y="20.939cm">
          <text:p text:style-name="P2"><text:span text:style-name="T4">Resul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7" draw:id="id7" draw:layer="layout" svg:width="3.81cm" svg:height="2.54cm" svg:x="32.496cm" svg:y="25.257cm">
          <text:p text:style-name="P2"><text:span text:style-name="T2">Format</text:span></text:p>
          <text:p text:style-name="P2"><text:span text:style-name="T2">resul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30" draw:id="id30" draw:layer="layout" svg:width="1.27cm" svg:height="1.27cm" svg:x="-14.748cm" svg:y="-9.033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" xml:id="id32" draw:id="id32" draw:layer="layout" svg:width="3.81cm" svg:height="2.54cm" svg:x="26.781cm" svg:y="25.003cm">
          <text:p text:style-name="P2"><text:span text:style-name="T1">Format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1" draw:id="id31" draw:layer="layout" svg:width="3.81cm" svg:height="2.54cm" svg:x="26.654cm" svg:y="20.939cm">
          <text:p text:style-name="P2"><text:span text:style-name="T4">Telemetry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34" draw:id="id34" draw:layer="layout" svg:width="3.81cm" svg:height="2.54cm" svg:x="21.447cm" svg:y="10.779cm">
          <text:p text:style-name="P2"><text:span text:style-name="T2">Monitor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23.352cm" svg:y1="13.319cm" svg:x2="28.559cm" svg:y2="20.939cm" draw:start-shape="id34" draw:start-glue-point="6" draw:end-shape="id31" draw:end-glue-point="4" svg:d="M23352 13319c0 5716 5207 1907 5207 7620" svg:viewBox="0 0 5208 7621">
          <text:p/>
        </draw:connector>
        <draw:connector draw:style-name="gr3" draw:text-style-name="P1" draw:layer="layout" draw:type="curve" svg:x1="4.302cm" svg:y1="8.978cm" svg:x2="23.479cm" svg:y2="15.605cm" draw:start-shape="id27" draw:start-glue-point="6" draw:end-shape="id35" draw:end-glue-point="4" svg:d="M4302 8978c0 5083 19177 1770 19177 6627" svg:viewBox="0 0 19178 6628">
          <text:p/>
        </draw:connector>
        <draw:custom-shape draw:style-name="gr6" draw:text-style-name="P1" xml:id="id25" draw:id="id25" draw:layer="layout" svg:width="3.81cm" svg:height="2.54cm" svg:x="7.35cm" svg:y="12.049cm">
          <text:p text:style-name="P2"><text:span text:style-name="T1">Identify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5" draw:id="id35" draw:layer="layout" svg:width="3.81cm" svg:height="2.54cm" svg:x="21.574cm" svg:y="15.605cm">
          <text:p text:style-name="P2"><text:span text:style-name="T2">Retrieve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onnector draw:style-name="gr2" draw:text-style-name="P1" draw:layer="layout" draw:type="curve" svg:x1="13.881cm" svg:y1="42.402cm" svg:x2="14.897cm" svg:y2="45.958cm" draw:start-shape="id36" draw:start-glue-point="7" draw:end-shape="id37" draw:end-glue-point="5" svg:d="M13881 42402c763 0 256 3556 1016 3556" svg:viewBox="0 0 1017 3557">
          <text:p/>
        </draw:connector>
        <draw:connector draw:style-name="gr2" draw:text-style-name="P1" draw:layer="layout" draw:type="curve" svg:x1="7.531cm" svg:y1="32.496cm" svg:x2="14.897cm" svg:y2="45.958cm" draw:start-shape="id38" draw:end-shape="id37" draw:end-glue-point="5" svg:d="M7531 32496c5526 0 1843 13462 7366 13462" svg:viewBox="0 0 7367 13463">
          <text:p/>
        </draw:connector>
        <draw:connector draw:style-name="gr3" draw:text-style-name="P1" draw:layer="layout" draw:type="curve" svg:x1="5.626cm" svg:y1="33.766cm" svg:x2="16.802cm" svg:y2="40.116cm" draw:start-shape="id38" draw:start-glue-point="6" draw:end-shape="id39" draw:end-glue-point="4" svg:d="M5626 33766c0 4764 11176 1589 11176 6350" svg:viewBox="0 0 11177 6351">
          <text:p/>
        </draw:connector>
        <draw:connector draw:style-name="gr3" draw:text-style-name="P1" draw:layer="layout" draw:type="curve" svg:x1="5.88cm" svg:y1="38.719cm" svg:x2="16.802cm" svg:y2="40.116cm" draw:start-shape="id40" draw:start-glue-point="6" draw:end-shape="id39" draw:end-glue-point="4" svg:d="M5880 38719c0 1048 10922 350 10922 1397" svg:viewBox="0 0 10923 1398">
          <text:p/>
        </draw:connector>
        <draw:connector draw:style-name="gr3" draw:text-style-name="P1" draw:layer="layout" draw:type="curve" svg:x1="16.802cm" svg:y1="47.228cm" svg:x2="46.393cm" svg:y2="51.038cm" draw:start-shape="id37" draw:start-glue-point="6" draw:end-shape="id41" draw:end-glue-point="4" svg:d="M16802 47228c0 2859 29591 954 29591 3810" svg:viewBox="0 0 29592 3811">
          <text:p/>
        </draw:connector>
        <draw:connector draw:style-name="gr2" draw:text-style-name="P1" draw:layer="layout" draw:type="curve" svg:x1="18.707cm" svg:y1="45.958cm" svg:x2="44.488cm" svg:y2="52.308cm" draw:start-shape="id37" draw:end-shape="id41" svg:d="M18707 45958c19336 0 6446 6350 25781 6350" svg:viewBox="0 0 25782 6351">
          <text:p/>
        </draw:connector>
        <draw:connector draw:style-name="gr3" draw:text-style-name="P1" draw:layer="layout" draw:type="curve" svg:x1="46.393cm" svg:y1="53.578cm" svg:x2="46.393cm" svg:y2="55.356cm" draw:start-shape="id41" draw:end-shape="id42" draw:end-glue-point="4" svg:d="M46393 53578v1778" svg:viewBox="0 0 1 1779">
          <text:p/>
        </draw:connector>
        <draw:connector draw:style-name="gr2" draw:text-style-name="P1" draw:layer="layout" draw:type="curve" svg:x1="48.298cm" svg:y1="52.308cm" svg:x2="49.314cm" svg:y2="60.182cm" draw:start-shape="id41" draw:start-glue-point="7" draw:end-shape="id43" draw:end-glue-point="5" svg:d="M48298 52308c763 0 256 7874 1016 7874" svg:viewBox="0 0 1017 7875">
          <text:p/>
        </draw:connector>
        <draw:connector draw:style-name="gr3" draw:text-style-name="P1" draw:layer="layout" draw:type="curve" svg:x1="46.393cm" svg:y1="57.746cm" svg:x2="51.219cm" svg:y2="58.912cm" draw:start-shape="id42" draw:start-glue-point="6" draw:end-shape="id43" draw:end-glue-point="4" svg:d="M46393 57746c0 988 4826 406 4826 1166" svg:viewBox="0 0 4827 1167">
          <text:p/>
        </draw:connector>
        <draw:connector draw:style-name="gr2" draw:text-style-name="P1" draw:layer="layout" draw:type="curve" svg:x1="53.124cm" svg:y1="60.182cm" svg:x2="55.664cm" svg:y2="60.182cm" draw:start-shape="id43" draw:start-glue-point="7" draw:end-shape="id44" draw:end-glue-point="5" svg:d="M53124 60182h2540" svg:viewBox="0 0 2541 1">
          <text:p/>
        </draw:connector>
        <draw:connector draw:style-name="gr3" draw:text-style-name="P1" draw:layer="layout" draw:type="curve" svg:x1="33.439cm" svg:y1="43.903cm" svg:x2="33.439cm" svg:y2="45.45cm" draw:start-shape="id45" draw:start-glue-point="6" draw:end-shape="id46" draw:end-glue-point="4" svg:d="M33439 43903v1547" svg:viewBox="0 0 1 1548">
          <text:p/>
        </draw:connector>
        <draw:connector draw:style-name="gr3" draw:text-style-name="P1" draw:layer="layout" draw:type="curve" svg:x1="33.439cm" svg:y1="47.99cm" svg:x2="46.393cm" svg:y2="51.038cm" draw:start-shape="id46" draw:start-glue-point="6" draw:end-shape="id41" draw:end-glue-point="4" svg:d="M33439 47990c0 2287 12954 764 12954 3048" svg:viewBox="0 0 12955 3049">
          <text:p/>
        </draw:connector>
        <draw:connector draw:style-name="gr2" draw:text-style-name="P1" draw:layer="layout" draw:type="curve" svg:x1="35.344cm" svg:y1="46.72cm" svg:x2="44.488cm" svg:y2="52.308cm" draw:start-shape="id46" draw:start-glue-point="7" draw:end-shape="id41" draw:end-glue-point="5" svg:d="M35344 46720c6859 0 2288 5588 9144 5588" svg:viewBox="0 0 9145 5589">
          <text:p/>
        </draw:connector>
        <draw:connector draw:style-name="gr3" draw:text-style-name="P1" draw:layer="layout" draw:type="curve" svg:x1="40.805cm" svg:y1="43.903cm" svg:x2="40.805cm" svg:y2="45.45cm" draw:start-shape="id47" draw:start-glue-point="6" draw:end-shape="id48" draw:end-glue-point="4" svg:d="M40805 43903v1547" svg:viewBox="0 0 1 1548">
          <text:p/>
        </draw:connector>
        <draw:connector draw:style-name="gr3" draw:text-style-name="P1" draw:layer="layout" draw:type="curve" svg:x1="40.805cm" svg:y1="47.99cm" svg:x2="46.393cm" svg:y2="51.038cm" draw:start-shape="id48" draw:start-glue-point="6" draw:end-shape="id41" draw:end-glue-point="4" svg:d="M40805 47990c0 2287 5588 764 5588 3048" svg:viewBox="0 0 5589 3049">
          <text:p/>
        </draw:connector>
        <draw:connector draw:style-name="gr2" draw:text-style-name="P1" draw:layer="layout" draw:type="curve" svg:x1="42.71cm" svg:y1="46.72cm" svg:x2="44.488cm" svg:y2="52.308cm" draw:start-shape="id48" draw:start-glue-point="7" draw:end-shape="id41" draw:end-glue-point="5" svg:d="M42710 46720c1335 0 446 5588 1778 5588" svg:viewBox="0 0 1779 5589">
          <text:p/>
        </draw:connector>
        <draw:connector draw:style-name="gr3" draw:text-style-name="P1" draw:layer="layout" draw:type="curve" svg:x1="16.802cm" svg:y1="42.506cm" svg:x2="16.802cm" svg:y2="44.688cm" draw:start-shape="id39" draw:start-glue-point="6" draw:end-shape="id37" draw:end-glue-point="4" svg:d="M16802 42506v2182" svg:viewBox="0 0 1 2183">
          <text:p/>
        </draw:connector>
        <draw:custom-shape draw:style-name="gr4" draw:text-style-name="P1" xml:id="id44" draw:id="id44" draw:layer="layout" svg:width="1.27cm" svg:height="1.27cm" svg:x="55.664cm" svg:y="59.54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37" draw:id="id37" draw:layer="layout" svg:width="3.81cm" svg:height="2.54cm" svg:x="14.897cm" svg:y="44.688cm">
          <text:p text:style-name="P2"><text:span text:style-name="T1">Format</text:span></text:p>
          <text:p text:style-name="P2"><text:span text:style-name="T1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1" draw:id="id41" draw:layer="layout" svg:width="3.81cm" svg:height="2.54cm" svg:x="44.488cm" svg:y="51.038cm">
          <text:p text:style-name="P2"><text:span text:style-name="T1">Inject</text:span></text:p>
          <text:p text:style-name="P2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2" draw:id="id42" draw:layer="layout" svg:width="3.81cm" svg:height="2.54cm" svg:x="44.488cm" svg:y="55.356cm">
          <text:p text:style-name="P2"><text:span text:style-name="T1">Down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43" draw:id="id43" draw:layer="layout" svg:width="3.81cm" svg:height="2.54cm" svg:x="49.314cm" svg:y="58.912cm">
          <text:p text:style-name="P2"><text:span text:style-name="T1">Send</text:span></text:p>
          <text:p text:style-name="P2"><text:span text:style-name="T1">down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6" draw:id="id46" draw:layer="layout" svg:width="3.81cm" svg:height="2.54cm" svg:x="31.534cm" svg:y="45.45cm">
          <text:p text:style-name="P2"><text:span text:style-name="T2">Format</text:span></text:p>
          <text:p text:style-name="P2"><text:span text:style-name="T2">resul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8" draw:id="id48" draw:layer="layout" svg:width="3.81cm" svg:height="2.54cm" svg:x="38.9cm" svg:y="45.45cm">
          <text:p text:style-name="P2"><text:span text:style-name="T1">Format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7" draw:id="id47" draw:layer="layout" svg:width="3.81cm" svg:height="2.54cm" svg:x="38.9cm" svg:y="41.513cm">
          <text:p text:style-name="P2"><text:span text:style-name="T4">Telemetry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39" draw:id="id39" draw:layer="layout" svg:width="3.81cm" svg:height="2.54cm" svg:x="14.897cm" svg:y="40.116cm">
          <text:p text:style-name="P2"><text:span text:style-name="T4">Acknowledg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49" draw:id="id49" draw:layer="layout" svg:width="1.27cm" svg:height="1.27cm" svg:x="-21.479cm" svg:y="14.462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type="curve" svg:x1="-20.209cm" svg:y1="15.097cm" svg:x2="-18.304cm" svg:y2="15.097cm" draw:start-shape="id49" draw:start-glue-point="7" draw:end-shape="id50" draw:end-glue-point="5" svg:d="M-20209 15097h1905" svg:viewBox="0 0 1906 1">
          <text:p/>
        </draw:connector>
        <draw:connector draw:style-name="gr3" draw:text-style-name="P1" draw:layer="layout" draw:type="curve" svg:x1="-16.399cm" svg:y1="20.281cm" svg:x2="-11.065cm" svg:y2="21.447cm" draw:start-shape="id51" draw:start-glue-point="6" draw:end-shape="id52" draw:end-glue-point="4" svg:d="M-16399 20281c0 988 5334 406 5334 1166" svg:viewBox="0 0 5335 1167">
          <text:p/>
        </draw:connector>
        <draw:connector draw:style-name="gr2" draw:text-style-name="P1" draw:layer="layout" draw:type="curve" svg:x1="-9.16cm" svg:y1="22.717cm" svg:x2="-8.144cm" svg:y2="26.273cm" draw:start-shape="id52" draw:start-glue-point="7" draw:end-shape="id53" draw:end-glue-point="5" svg:d="M-9160 22717c763 0 256 3556 1016 3556" svg:viewBox="0 0 1017 3557">
          <text:p/>
        </draw:connector>
        <draw:connector draw:style-name="gr2" draw:text-style-name="P1" draw:layer="layout" draw:type="curve" svg:x1="-14.494cm" svg:y1="15.097cm" svg:x2="-12.97cm" svg:y2="22.717cm" draw:start-shape="id50" draw:end-shape="id52" svg:d="M-14494 15097c1144 0 383 7620 1524 7620" svg:viewBox="0 0 1525 7621">
          <text:p/>
        </draw:connector>
        <draw:connector draw:style-name="gr3" draw:text-style-name="P1" draw:layer="layout" draw:type="curve" svg:x1="-11.065cm" svg:y1="23.987cm" svg:x2="-6.239cm" svg:y2="25.003cm" draw:start-shape="id52" draw:start-glue-point="6" draw:end-shape="id53" draw:end-glue-point="4" svg:d="M-11065 23987c0 763 4826 256 4826 1016" svg:viewBox="0 0 4827 1017">
          <text:p/>
        </draw:connector>
        <draw:connector draw:style-name="gr3" draw:text-style-name="P1" draw:layer="layout" draw:type="curve" svg:x1="-6.239cm" svg:y1="27.543cm" svg:x2="-6.239cm" svg:y2="29.702cm" draw:start-shape="id53" draw:start-glue-point="6" draw:end-shape="id54" draw:end-glue-point="4" svg:d="M-6239 27543v2159" svg:viewBox="0 0 1 2160">
          <text:p/>
        </draw:connector>
        <draw:connector draw:style-name="gr3" draw:text-style-name="P1" draw:layer="layout" draw:type="curve" svg:x1="-16.399cm" svg:y1="16.367cm" svg:x2="-16.399cm" svg:y2="17.891cm" draw:start-shape="id50" draw:start-glue-point="6" draw:end-shape="id51" draw:end-glue-point="4" svg:d="M-16399 16367v1524" svg:viewBox="0 0 1 1525">
          <text:p/>
        </draw:connector>
        <draw:custom-shape draw:style-name="gr6" draw:text-style-name="P1" xml:id="id52" draw:id="id52" draw:layer="layout" svg:width="3.81cm" svg:height="2.54cm" svg:x="-12.97cm" svg:y="21.447cm">
          <text:p text:style-name="P2"><text:span text:style-name="T1">Extract</text:span></text:p>
          <text:p text:style-name="P2"><text:span text:style-name="T1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51" draw:id="id51" draw:layer="layout" svg:width="3.81cm" svg:height="2.54cm" svg:x="-18.304cm" svg:y="17.891cm">
          <text:p text:style-name="P2"><text:span text:style-name="T1">Up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4" draw:id="id54" draw:layer="layout" svg:width="3.81cm" svg:height="2.54cm" svg:x="-8.144cm" svg:y="29.702cm">
          <text:p text:style-name="P2"><text:span text:style-name="T1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3" draw:id="id53" draw:layer="layout" svg:width="3.81cm" svg:height="2.54cm" svg:x="-8.144cm" svg:y="25.003cm">
          <text:p text:style-name="P2"><text:span text:style-name="T1">Pars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50" draw:id="id50" draw:layer="layout" svg:width="3.81cm" svg:height="2.54cm" svg:x="-18.304cm" svg:y="13.827cm">
          <text:p text:style-name="P2"><text:span text:style-name="T1">Receive</text:span></text:p>
          <text:p text:style-name="P2"><text:span text:style-name="T1">up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55" draw:id="id55" draw:layer="layout" svg:width="1.27cm" svg:height="1.27cm" svg:x="-11.773cm" svg:y="4.93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type="curve" svg:x1="-10.503cm" svg:y1="5.572cm" svg:x2="-8.598cm" svg:y2="5.572cm" draw:start-shape="id55" draw:start-glue-point="7" draw:end-shape="id56" draw:end-glue-point="5" svg:d="M-10503 5572h1905" svg:viewBox="0 0 1906 1">
          <text:p/>
        </draw:connector>
        <draw:custom-shape draw:style-name="gr6" draw:text-style-name="P1" xml:id="id57" draw:id="id57" draw:layer="layout" svg:width="3.81cm" svg:height="2.54cm" svg:x="-8.598cm" svg:y="8.366cm">
          <text:p text:style-name="P2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56" draw:id="id56" draw:layer="layout" svg:width="3.81cm" svg:height="2.54cm" svg:x="-8.598cm" svg:y="4.302cm">
          <text:p text:style-name="P2"><text:span text:style-name="T1">Receiv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-6.693cm" svg:y1="6.842cm" svg:x2="-6.693cm" svg:y2="8.366cm" draw:start-shape="id56" draw:start-glue-point="6" draw:end-shape="id57" draw:end-glue-point="4" svg:d="M-6693 6842v1524" svg:viewBox="0 0 1 1525">
          <text:p/>
        </draw:connector>
        <draw:custom-shape draw:style-name="gr6" draw:text-style-name="P1" xml:id="id58" draw:id="id58" draw:layer="layout" svg:width="3.81cm" svg:height="2.54cm" svg:x="-2.556cm" svg:y="33.639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38" draw:id="id38" draw:layer="layout" svg:width="3.81cm" svg:height="2.54cm" svg:x="3.721cm" svg:y="31.226cm">
          <text:p text:style-name="P2"><text:span text:style-name="T1">Rejec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0" draw:id="id40" draw:layer="layout" svg:width="3.81cm" svg:height="2.54cm" svg:x="3.975cm" svg:y="36.179cm">
          <text:p text:style-name="P2"><text:span text:style-name="T1">Accep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-6.239cm" svg:y1="32.242cm" svg:x2="-0.651cm" svg:y2="33.639cm" draw:start-shape="id54" draw:start-glue-point="2" draw:end-shape="id58" draw:end-glue-point="4" svg:d="M-6239 32242c0 1048 5588 350 5588 1397" svg:viewBox="0 0 5589 1398">
          <text:p/>
        </draw:connector>
        <draw:connector draw:style-name="gr3" draw:text-style-name="P1" draw:layer="layout" draw:type="curve" svg:x1="-6.693cm" svg:y1="10.756cm" svg:x2="-0.651cm" svg:y2="33.639cm" draw:start-shape="id57" draw:start-glue-point="6" draw:end-shape="id58" draw:end-glue-point="4" svg:d="M-6693 10756c0 17275 6042 5834 6042 22883" svg:viewBox="0 0 6043 22884">
          <text:p/>
        </draw:connector>
        <draw:connector draw:style-name="gr2" draw:text-style-name="P1" draw:layer="layout" draw:type="curve" svg:x1="-4.334cm" svg:y1="30.972cm" svg:x2="-2.556cm" svg:y2="34.909cm" draw:start-shape="id54" draw:start-glue-point="7" draw:end-shape="id58" svg:d="M-4334 30972c1335 0 446 3937 1778 3937" svg:viewBox="0 0 1779 3938">
          <text:p/>
        </draw:connector>
        <draw:connector draw:style-name="gr5" draw:text-style-name="P1" draw:layer="layout" draw:type="curve" svg:x1="1.254cm" svg:y1="34.909cm" svg:x2="3.721cm" svg:y2="32.496cm" draw:start-shape="id58" draw:start-glue-point="7" draw:end-shape="id38" draw:end-glue-point="5" svg:d="M1254 34909c1851 0 618-2413 2467-2413" svg:viewBox="0 0 2468 2414">
          <text:p text:style-name="P2"><text:span text:style-name="T1">Before</text:span></text:p>
        </draw:connector>
        <draw:connector draw:style-name="gr5" draw:text-style-name="P1" draw:layer="layout" draw:type="curve" svg:x1="1.254cm" svg:y1="34.909cm" svg:x2="3.975cm" svg:y2="37.449cm" draw:start-shape="id58" draw:start-glue-point="7" draw:end-shape="id40" draw:end-glue-point="5" svg:d="M1254 34909c2041 0 681 2540 2721 2540" svg:viewBox="0 0 2722 2541">
          <text:p text:style-name="P2"><text:span text:style-name="T1">After</text:span></text:p>
        </draw:connector>
        <draw:custom-shape draw:style-name="gr6" draw:text-style-name="P1" xml:id="id36" draw:id="id36" draw:layer="layout" svg:width="3.81cm" svg:height="2.54cm" svg:x="10.071cm" svg:y="41.132cm">
          <text:p text:style-name="P2"><text:span text:style-name="T1">Enqueu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7.785cm" svg:y1="37.449cm" svg:x2="10.071cm" svg:y2="42.402cm" draw:start-shape="id40" draw:start-glue-point="7" draw:end-shape="id36" draw:end-glue-point="5" svg:d="M7785 37449c1716 0 573 4953 2286 4953" svg:viewBox="0 0 2287 4954">
          <text:p/>
        </draw:connector>
        <draw:connector draw:style-name="gr3" draw:text-style-name="P1" draw:layer="layout" draw:type="curve" svg:x1="-6.239cm" svg:y1="32.092cm" svg:x2="11.976cm" svg:y2="41.132cm" draw:start-shape="id54" draw:start-glue-point="6" draw:end-shape="id36" svg:d="M-6239 32092c0 6894 18215 2374 18215 9040" svg:viewBox="0 0 18216 9041">
          <text:p/>
        </draw:connector>
        <draw:custom-shape draw:style-name="gr10" draw:text-style-name="P3" xml:id="id59" draw:id="id59" draw:layer="layout" svg:width="3.81cm" svg:height="2.54cm" svg:x="-2.375cm" svg:y="-3.064cm">
          <text:p text:style-name="P2"><text:span text:style-name="T3">Command</text:span></text:p>
          <text:p text:style-name="P2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3" draw:text-style-name="P1" draw:layer="layout" draw:type="curve" svg:x1="-0.47cm" svg:y1="-0.524cm" svg:x2="11.976cm" svg:y2="41.132cm" draw:start-shape="id59" draw:start-glue-point="6" draw:end-shape="id36" draw:end-glue-point="4" svg:d="M-470-524c0 31243 12446 10416 12446 41656" svg:viewBox="0 0 12447 41657">
          <text:p/>
        </draw:connector>
        <draw:connector draw:style-name="gr2" draw:text-style-name="P1" draw:layer="layout" draw:type="curve" svg:x1="4.108cm" svg:y1="5.318cm" svg:x2="6.267cm" svg:y2="14.716cm" draw:start-shape="id60" draw:start-glue-point="7" draw:end-shape="id61" svg:d="M4108 5318c1620 0 541 9398 2159 9398" svg:viewBox="0 0 2160 9399">
          <text:p/>
        </draw:connector>
        <draw:connector draw:style-name="gr5" draw:text-style-name="P1" draw:layer="layout" draw:type="curve" svg:x1="10.077cm" svg:y1="14.716cm" svg:x2="12.744cm" svg:y2="11.922cm" draw:start-shape="id61" draw:start-glue-point="7" draw:end-shape="id62" draw:end-glue-point="5" svg:d="M10077 14716c2001 0 668-2794 2667-2794" svg:viewBox="0 0 2668 2795">
          <text:p text:style-name="P2"><text:span text:style-name="T1">After</text:span></text:p>
        </draw:connector>
        <draw:connector draw:style-name="gr7" draw:text-style-name="P1" draw:layer="layout" draw:type="curve" svg:x1="10.077cm" svg:y1="14.716cm" svg:x2="22.142cm" svg:y2="14.478cm" draw:start-shape="id61" draw:start-glue-point="7" draw:end-shape="id63" draw:end-glue-point="5" svg:d="M10077 14716c9049 0 3017-238 12065-238" svg:viewBox="0 0 12066 239">
          <text:p text:style-name="P2"><text:span text:style-name="T1">Before</text:span></text:p>
        </draw:connector>
        <draw:connector draw:style-name="gr8" draw:text-style-name="P1" draw:layer="layout" draw:type="curve" svg:x1="16.554cm" svg:y1="11.922cm" svg:x2="22.142cm" svg:y2="14.478cm" draw:start-shape="id62" draw:start-glue-point="7" draw:end-shape="id63" draw:end-glue-point="5" svg:d="M16554 11922c4192 0 1399 2556 5588 2556" svg:viewBox="0 0 5589 2557">
          <text:p/>
        </draw:connector>
        <draw:connector draw:style-name="gr3" draw:text-style-name="P1" draw:layer="layout" draw:type="curve" svg:x1="15.157cm" svg:y1="18.018cm" svg:x2="15.538cm" svg:y2="20.431cm" draw:start-shape="id64" draw:start-glue-point="6" draw:end-shape="id65" draw:end-glue-point="4" svg:d="M15157 18018c0 1810 381 604 381 2413" svg:viewBox="0 0 382 2414">
          <text:p/>
        </draw:connector>
        <draw:connector draw:style-name="gr9" draw:text-style-name="P2" draw:layer="layout" draw:type="curve" svg:x1="10.077cm" svg:y1="14.716cm" svg:x2="13.252cm" svg:y2="16.748cm" draw:start-shape="id61" draw:start-glue-point="7" draw:end-shape="id64" draw:end-glue-point="5" svg:d="M10077 14716c2382 0 795 2032 3175 2032" svg:viewBox="0 0 3176 2033">
          <text:p text:style-name="P2">Around</text:p>
        </draw:connector>
        <draw:connector draw:style-name="gr3" draw:text-style-name="P1" draw:layer="layout" draw:type="curve" svg:x1="2.203cm" svg:y1="6.588cm" svg:x2="7.918cm" svg:y2="8.747cm" draw:start-shape="id60" draw:start-glue-point="6" draw:end-shape="id66" draw:end-glue-point="4" svg:d="M2203 6588c0 1620 5715 541 5715 2159" svg:viewBox="0 0 5716 2160">
          <text:p/>
        </draw:connector>
        <draw:connector draw:style-name="gr3" draw:text-style-name="P1" draw:layer="layout" draw:type="curve" svg:x1="7.918cm" svg:y1="11.137cm" svg:x2="8.172cm" svg:y2="13.446cm" draw:start-shape="id66" draw:start-glue-point="6" draw:end-shape="id61" draw:end-glue-point="4" svg:d="M7918 11137c0 1845 254 691 254 2309" svg:viewBox="0 0 255 2310">
          <text:p/>
        </draw:connector>
        <draw:custom-shape draw:style-name="gr4" draw:text-style-name="P1" xml:id="id63" draw:id="id63" draw:layer="layout" svg:width="1.27cm" svg:height="1.27cm" svg:x="22.142cm" svg:y="13.84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62" draw:id="id62" draw:layer="layout" svg:width="3.81cm" svg:height="2.54cm" svg:x="12.744cm" svg:y="10.652cm">
          <text:p text:style-name="P2"><text:span text:style-name="T1">Dequeue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6" draw:id="id66" draw:layer="layout" svg:width="3.81cm" svg:height="2.54cm" svg:x="6.013cm" svg:y="8.747cm">
          <text:p text:style-name="P2"><text:span text:style-name="T5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60" draw:id="id60" draw:layer="layout" svg:width="3.81cm" svg:height="2.54cm" svg:x="0.298cm" svg:y="4.048cm">
          <text:p text:style-name="P2"><text:span text:style-name="T1">Inspect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4" draw:id="id64" draw:layer="layout" svg:width="3.81cm" svg:height="2.54cm" svg:x="13.252cm" svg:y="15.478cm">
          <text:p text:style-name="P2"><text:span text:style-name="T1">Dequeue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1" draw:id="id61" draw:layer="layout" svg:width="3.81cm" svg:height="2.54cm" svg:x="6.267cm" svg:y="13.446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-4.788cm" svg:y1="5.572cm" svg:x2="0.298cm" svg:y2="5.318cm" draw:start-shape="id56" draw:start-glue-point="7" draw:end-shape="id60" draw:end-glue-point="5" svg:d="M-4788 5572c3816 0 1273-254 5086-254" svg:viewBox="0 0 5087 255">
          <text:p/>
        </draw:connector>
        <draw:connector draw:style-name="gr3" draw:text-style-name="P1" draw:layer="layout" draw:type="curve" svg:x1="-0.47cm" svg:y1="-0.524cm" svg:x2="2.203cm" svg:y2="4.048cm" draw:start-shape="id59" draw:start-glue-point="6" draw:end-shape="id60" draw:end-glue-point="4" svg:d="M-470-524c0 3430 2673 1145 2673 4572" svg:viewBox="0 0 2674 4573">
          <text:p/>
        </draw:connector>
        <draw:connector draw:style-name="gr5" draw:text-style-name="P1" draw:layer="layout" draw:type="curve" svg:x1="23.666cm" svg:y1="18.653cm" svg:x2="26.073cm" svg:y2="27.289cm" draw:start-shape="id67" draw:start-glue-point="7" draw:end-shape="id68" draw:end-glue-point="5" svg:d="M23666 18653c1806 0 603 8636 2407 8636" svg:viewBox="0 0 2408 8637">
          <text:p text:style-name="P2"><text:span text:style-name="T1">Broadcast</text:span></text:p>
        </draw:connector>
        <draw:connector draw:style-name="gr5" draw:text-style-name="P1" draw:layer="layout" draw:type="curve" svg:x1="23.666cm" svg:y1="18.653cm" svg:x2="26.968cm" svg:y2="18.399cm" draw:start-shape="id67" draw:start-glue-point="7" draw:end-shape="id69" draw:end-glue-point="5" svg:d="M23666 18653c2478 0 827-254 3302-254" svg:viewBox="0 0 3303 255">
          <text:p text:style-name="P2"><text:span text:style-name="T1">Maneuver</text:span></text:p>
        </draw:connector>
        <draw:connector draw:style-name="gr5" draw:text-style-name="P1" draw:layer="layout" draw:type="curve" svg:x1="29.883cm" svg:y1="27.289cm" svg:x2="33.639cm" svg:y2="28.305cm" draw:start-shape="id68" draw:start-glue-point="7" draw:end-shape="id70" draw:end-glue-point="5" svg:d="M29883 27289c2818 0 941 1016 3756 1016" svg:viewBox="0 0 3757 1017">
          <text:p text:style-name="P2"><text:span text:style-name="T1">Realtime</text:span></text:p>
        </draw:connector>
        <draw:connector draw:style-name="gr5" draw:text-style-name="P1" draw:layer="layout" draw:type="curve" svg:x1="29.883cm" svg:y1="27.289cm" svg:x2="33.893cm" svg:y2="23.86cm" draw:start-shape="id68" draw:start-glue-point="7" draw:end-shape="id71" draw:end-glue-point="5" svg:d="M29883 27289c3009 0 1004-3429 4010-3429" svg:viewBox="0 0 4011 3430">
          <text:p text:style-name="P2"><text:span text:style-name="T1">Playback</text:span></text:p>
        </draw:connector>
        <draw:custom-shape draw:style-name="gr6" draw:text-style-name="P1" xml:id="id69" draw:id="id69" draw:layer="layout" svg:width="3.81cm" svg:height="2.54cm" svg:x="26.968cm" svg:y="17.129cm">
          <text:p text:style-name="P2"><text:span text:style-name="T1">Classify</text:span></text:p>
          <text:p text:style-name="P2"><text:span text:style-name="T2">maneu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7" draw:id="id67" draw:layer="layout" svg:width="3.81cm" svg:height="2.54cm" svg:x="19.856cm" svg:y="17.383cm">
          <text:p text:style-name="P2"><text:span text:style-name="T1">Identify</text:span></text:p>
          <text:p text:style-name="P2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30.778cm" svg:y1="18.399cm" svg:x2="35.852cm" svg:y2="21.538cm" draw:start-shape="id69" draw:start-glue-point="7" svg:d="M30778 18399c4182 0 1645 3139 5074 3139" svg:viewBox="0 0 5075 3140">
          <text:p text:style-name="P2"><text:span text:style-name="T1">Attitude</text:span></text:p>
        </draw:connector>
        <draw:connector draw:style-name="gr5" draw:text-style-name="P1" draw:layer="layout" draw:type="curve" svg:x1="30.778cm" svg:y1="18.399cm" svg:x2="35.852cm" svg:y2="16.569cm" draw:start-shape="id69" draw:start-glue-point="7" svg:d="M30778 18399c4182 0 1645-1830 5074-1830" svg:viewBox="0 0 5075 1831">
          <text:p text:style-name="P2"><text:span text:style-name="T1">Orbital</text:span></text:p>
        </draw:connector>
        <draw:connector draw:style-name="gr2" draw:text-style-name="P1" draw:layer="layout" draw:type="curve" svg:x1="17.062cm" svg:y1="16.748cm" svg:x2="19.856cm" svg:y2="18.653cm" draw:start-shape="id64" draw:start-glue-point="7" draw:end-shape="id67" draw:end-glue-point="5" svg:d="M17062 16748c2097 0 700 1905 2794 1905" svg:viewBox="0 0 2795 1906">
          <text:p/>
        </draw:connector>
        <draw:custom-shape draw:style-name="gr6" draw:text-style-name="P1" draw:layer="layout" svg:width="3.81cm" svg:height="2.54cm" svg:x="6.266cm" svg:y="13.445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37.449cm" svg:y1="28.305cm" svg:x2="41.005cm" svg:y2="28.559cm" draw:start-shape="id70" draw:start-glue-point="7" draw:end-shape="id72" draw:end-glue-point="5" svg:d="M37449 28305c2668 0 891 254 3556 254" svg:viewBox="0 0 3557 255">
          <text:p/>
        </draw:connector>
        <draw:custom-shape draw:style-name="gr6" draw:text-style-name="P1" xml:id="id71" draw:id="id71" draw:layer="layout" svg:width="3.81cm" svg:height="2.54cm" svg:x="33.893cm" svg:y="22.59cm">
          <text:p text:style-name="P2"><text:span text:style-name="T1">Retrieve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37.703cm" svg:y1="23.86cm" svg:x2="38.9cm" svg:y2="46.72cm" draw:start-shape="id71" draw:start-glue-point="7" draw:end-shape="id48" draw:end-glue-point="5" svg:d="M37703 23860c898 0 300 22860 1197 22860" svg:viewBox="0 0 1198 22861">
          <text:p/>
        </draw:connector>
        <draw:connector draw:style-name="gr2" draw:text-style-name="P1" draw:layer="layout" draw:type="curve" svg:x1="-4.788cm" svg:y1="5.572cm" svg:x2="13.627cm" svg:y2="31.861cm" draw:start-shape="id56" draw:start-glue-point="7" draw:end-shape="id73" draw:end-glue-point="5" svg:d="M-4788 5572c13812 0 4605 26289 18415 26289" svg:viewBox="0 0 18416 26290">
          <text:p/>
        </draw:connector>
        <draw:custom-shape draw:style-name="gr4" draw:text-style-name="P1" xml:id="id72" draw:id="id72" draw:layer="layout" svg:width="1.27cm" svg:height="1.27cm" svg:x="41.005cm" svg:y="27.924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curve" svg:x1="27.035cm" svg:y1="33.639cm" svg:x2="38.9cm" svg:y2="46.72cm" draw:start-shape="id74" draw:start-glue-point="7" draw:end-shape="id48" draw:end-glue-point="5" svg:d="M27035 33639c8899 0 2967 13081 11865 13081" svg:viewBox="0 0 11866 13082">
          <text:p/>
        </draw:connector>
        <draw:connector draw:style-name="gr3" draw:text-style-name="P1" draw:layer="layout" draw:type="curve" svg:x1="35.798cm" svg:y1="25.13cm" svg:x2="40.805cm" svg:y2="41.513cm" draw:start-shape="id71" draw:start-glue-point="6" draw:end-shape="id47" draw:end-glue-point="4" svg:d="M35798 25130c0 12288 5007 4097 5007 16383" svg:viewBox="0 0 5008 16384">
          <text:p/>
        </draw:connector>
        <draw:connector draw:style-name="gr3" draw:text-style-name="P1" draw:layer="layout" draw:type="curve" svg:x1="25.13cm" svg:y1="34.909cm" svg:x2="40.805cm" svg:y2="41.513cm" draw:start-shape="id74" draw:start-glue-point="6" draw:end-shape="id47" draw:end-glue-point="4" svg:d="M25130 34909c0 4954 15675 1653 15675 6604" svg:viewBox="0 0 15676 6605">
          <text:p/>
        </draw:connector>
        <draw:custom-shape draw:style-name="gr6" draw:text-style-name="P1" xml:id="id73" draw:id="id73" draw:layer="layout" svg:width="3.81cm" svg:height="2.54cm" svg:x="13.627cm" svg:y="30.591cm">
          <text:p text:style-name="P2"><text:span text:style-name="T2">Compare</text:span></text:p>
          <text:p text:style-name="P2"><text:span text:style-name="T2">interv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7.437cm" svg:y1="31.861cm" svg:x2="23.225cm" svg:y2="33.639cm" draw:start-shape="id73" draw:start-glue-point="7" draw:end-shape="id74" draw:end-glue-point="5" svg:d="M17437 31861c4342 0 1449 1778 5788 1778" svg:viewBox="0 0 5789 1779">
          <text:p text:style-name="P2"><text:span text:style-name="T1">Inside</text:span></text:p>
        </draw:connector>
        <draw:connector draw:style-name="gr3" draw:text-style-name="P1" draw:layer="layout" draw:type="curve" svg:x1="35.544cm" svg:y1="29.575cm" svg:x2="15.532cm" svg:y2="30.591cm" draw:start-shape="id70" draw:start-glue-point="6" draw:end-shape="id73" draw:end-glue-point="4" svg:d="M35544 29575c0 763-20012 256-20012 1016" svg:viewBox="0 0 20013 1017">
          <text:p/>
        </draw:connector>
        <draw:connector draw:style-name="gr3" draw:text-style-name="P1" draw:layer="layout" draw:type="curve" svg:x1="15.538cm" svg:y1="22.821cm" svg:x2="35.798cm" svg:y2="22.59cm" draw:start-shape="id65" draw:start-glue-point="6" draw:end-shape="id71" draw:end-glue-point="4" svg:d="M15538 22821c0 978 10131 652 10131-40s10129-942 10129-191" svg:viewBox="0 0 20261 1304">
          <text:p/>
        </draw:connector>
        <draw:connector draw:style-name="gr3" draw:text-style-name="P1" draw:layer="layout" draw:type="curve" svg:x1="-6.693cm" svg:y1="10.756cm" svg:x2="25.13cm" svg:y2="32.369cm" draw:start-shape="id57" draw:start-glue-point="6" draw:end-shape="id74" draw:end-glue-point="4" svg:d="M-6693 10756c0 16323 31823 5517 31823 21613" svg:viewBox="0 0 31824 21614">
          <text:p/>
        </draw:connector>
        <draw:connector draw:style-name="gr5" draw:text-style-name="P1" draw:layer="layout" draw:type="curve" svg:x1="17.437cm" svg:y1="31.861cm" svg:x2="20.485cm" svg:y2="29.702cm" draw:start-shape="id73" draw:start-glue-point="7" draw:end-shape="id75" draw:end-glue-point="5" svg:d="M17437 31861c2287 0 764-2159 3048-2159" svg:viewBox="0 0 3049 2160">
          <text:p text:style-name="P2"><text:span text:style-name="T1">Before</text:span></text:p>
        </draw:connector>
        <draw:custom-shape draw:style-name="gr4" draw:text-style-name="P1" xml:id="id75" draw:id="id75" draw:layer="layout" svg:width="1.27cm" svg:height="1.27cm" svg:x="20.485cm" svg:y="29.06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" xml:id="id74" draw:id="id74" draw:layer="layout" svg:width="3.81cm" svg:height="2.54cm" svg:x="23.225cm" svg:y="32.369cm">
          <text:p text:style-name="P2"><text:span text:style-name="T1">Retrieve</text:span></text:p>
          <text:p text:style-name="P2"><text:span text:style-name="T1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70" draw:id="id70" draw:layer="layout" svg:width="3.81cm" svg:height="2.54cm" svg:x="33.639cm" svg:y="27.035cm">
          <text:p text:style-name="P2"><text:span text:style-name="T1">Extract</text:span></text:p>
          <text:p text:style-name="P2"><text:span text:style-name="T1">interv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45" draw:id="id45" draw:layer="layout" svg:width="3.81cm" svg:height="2.54cm" svg:x="31.534cm" svg:y="41.513cm">
          <text:p text:style-name="P2"><text:span text:style-name="T4">Resul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68" draw:id="id68" draw:layer="layout" svg:width="3.81cm" svg:height="2.54cm" svg:x="26.073cm" svg:y="26.019cm">
          <text:p text:style-name="P2"><text:span text:style-name="T1">Classify</text:span></text:p>
          <text:p text:style-name="P2"><text:span text:style-name="T2">broadca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65" draw:id="id65" draw:layer="layout" svg:width="3.81cm" svg:height="2.54cm" svg:x="13.633cm" svg:y="20.431cm">
          <text:p text:style-name="P2"><text:span text:style-name="T4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5.538cm" svg:y1="22.971cm" svg:x2="35.544cm" svg:y2="27.035cm" draw:start-shape="id65" draw:end-shape="id70" draw:end-glue-point="4" svg:d="M15538 22971c0 3049 20006 1018 20006 4064" svg:viewBox="0 0 20007 4065">
          <text:p/>
        </draw:connector>
        <draw:connector draw:style-name="gr3" draw:text-style-name="P1" draw:layer="layout" draw:type="curve" svg:x1="-6.693cm" svg:y1="10.756cm" svg:x2="15.532cm" svg:y2="30.591cm" draw:start-shape="id57" draw:start-glue-point="6" draw:end-shape="id73" draw:end-glue-point="4" svg:d="M-6693 10756c0 14989 22225 5072 22225 19835" svg:viewBox="0 0 22226 19836">
          <text:p/>
        </draw:connector>
        <draw:connector draw:style-name="gr5" draw:text-style-name="P1" draw:layer="layout" draw:type="curve" svg:x1="17.437cm" svg:y1="31.861cm" svg:x2="31.534cm" svg:y2="46.72cm" draw:start-shape="id73" draw:start-glue-point="7" draw:end-shape="id46" svg:d="M17437 31861c10573 0 3525 14859 14097 14859" svg:viewBox="0 0 14098 14860">
          <text:p text:style-name="P2"><text:span text:style-name="T1">After</text:span></text:p>
        </draw:connector>
      </draw:page>
      <draw:page draw:name="page3" draw:style-name="dp1" draw:master-page-name="Default">
        <draw:connector draw:style-name="gr3" draw:text-style-name="P1" draw:layer="layout" draw:type="curve" svg:x1="17.891cm" svg:y1="11.541cm" svg:x2="17.891cm" svg:y2="14.716cm" draw:start-shape="id76" draw:start-glue-point="6" draw:end-shape="id77" svg:d="M17891 11541v3175" svg:viewBox="0 0 1 3176">
          <text:p/>
        </draw:connector>
        <draw:connector draw:style-name="gr11" draw:text-style-name="P2" draw:layer="layout" draw:type="curve" svg:x1="19.796cm" svg:y1="10.271cm" svg:x2="22.717cm" svg:y2="20.558cm" draw:start-shape="id76" draw:end-shape="id78" draw:end-glue-point="5" svg:d="M19796 10271c2191 0 731 10287 2921 10287" svg:viewBox="0 0 2922 10288">
          <text:p/>
        </draw:connector>
        <draw:custom-shape draw:style-name="gr6" draw:text-style-name="P1" xml:id="id78" draw:id="id78" draw:layer="layout" svg:width="3.81cm" svg:height="2.54cm" svg:x="22.717cm" svg:y="19.288cm">
          <text:p text:style-name="P2"><text:span text:style-name="T1">SGP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xml:id="id84" draw:id="id84" draw:layer="layout" svg:width="3.81cm" svg:height="2.54cm" svg:x="15.986cm" svg:y="4.302cm">
          <text:p text:style-name="P2"><text:span text:style-name="T4">TL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" xml:id="id79" draw:id="id79" draw:layer="layout" svg:width="3.81cm" svg:height="2.54cm" svg:x="9.636cm" svg:y="4.175cm">
          <text:p text:style-name="P2"><text:span text:style-name="T4">Plane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1.541cm" svg:y1="6.565cm" svg:x2="17.891cm" svg:y2="9.001cm" draw:start-shape="id79" draw:start-glue-point="6" draw:end-shape="id76" draw:end-glue-point="4" svg:d="M11541 6565c0 1978 6350 761 6350 2436" svg:viewBox="0 0 6351 2437">
          <text:p/>
        </draw:connector>
        <draw:custom-shape draw:style-name="gr12" draw:text-style-name="P1" xml:id="id80" draw:id="id80" draw:layer="layout" svg:width="3.81cm" svg:height="2.54cm" svg:x="22.717cm" svg:y="24.241cm">
          <text:p text:style-name="P2"><text:span text:style-name="T4">Sta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24.622cm" svg:y1="21.828cm" svg:x2="24.622cm" svg:y2="24.241cm" draw:start-shape="id78" draw:start-glue-point="6" draw:end-shape="id80" draw:end-glue-point="4" svg:d="M24622 21828v2413" svg:viewBox="0 0 1 2414">
          <text:p/>
        </draw:connector>
        <draw:connector draw:style-name="gr11" draw:text-style-name="P2" draw:layer="layout" draw:type="curve" svg:x1="26.527cm" svg:y1="20.558cm" svg:x2="31.099cm" svg:y2="20.558cm" draw:start-shape="id78" draw:start-glue-point="7" draw:end-shape="id81" draw:end-glue-point="5" svg:d="M26527 20558h4572" svg:viewBox="0 0 4573 1">
          <text:p/>
        </draw:connector>
        <draw:connector draw:style-name="gr3" draw:text-style-name="P1" draw:layer="layout" draw:type="curve" svg:x1="24.622cm" svg:y1="15.709cm" svg:x2="24.622cm" svg:y2="19.288cm" draw:start-shape="id82" draw:start-glue-point="6" draw:end-shape="id78" draw:end-glue-point="4" svg:d="M24622 15709v3579" svg:viewBox="0 0 1 3580">
          <text:p/>
        </draw:connector>
        <draw:custom-shape draw:style-name="gr12" draw:text-style-name="P1" xml:id="id82" draw:id="id82" draw:layer="layout" svg:width="3.81cm" svg:height="2.54cm" svg:x="22.717cm" svg:y="13.319cm">
          <text:p text:style-name="P2"><text:span text:style-name="T4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76" draw:id="id76" draw:layer="layout" svg:width="3.81cm" svg:height="2.54cm" svg:x="15.986cm" svg:y="9.001cm">
          <text:p text:style-name="P2"><text:span text:style-name="T1">Form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draw:type="curve" svg:x1="10.906cm" svg:y1="10.271cm" svg:x2="15.986cm" svg:y2="10.271cm" draw:start-shape="id83" draw:start-glue-point="7" draw:end-shape="id76" draw:end-glue-point="5" svg:d="M10906 10271h5080" svg:viewBox="0 0 5081 1">
          <text:p/>
        </draw:connector>
        <draw:custom-shape draw:style-name="gr6" draw:text-style-name="P1" xml:id="id77" draw:id="id77" draw:layer="layout" svg:width="3.81cm" svg:height="2.54cm" svg:x="15.986cm" svg:y="14.716cm">
          <text:p text:style-name="P2"><text:span text:style-name="T4">Satelli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7.891cm" svg:y1="6.692cm" svg:x2="17.891cm" svg:y2="9.001cm" draw:start-shape="id84" draw:start-glue-point="6" draw:end-shape="id76" draw:end-glue-point="4" svg:d="M17891 6692v2309" svg:viewBox="0 0 1 2310">
          <text:p/>
        </draw:connector>
        <draw:connector draw:style-name="gr3" draw:text-style-name="P1" draw:layer="layout" draw:type="curve" svg:x1="17.891cm" svg:y1="17.106cm" svg:x2="24.622cm" svg:y2="19.288cm" draw:start-shape="id77" draw:start-glue-point="6" draw:end-shape="id78" draw:end-glue-point="4" svg:d="M17891 17106c0 1750 6731 660 6731 2182" svg:viewBox="0 0 6732 2183">
          <text:p/>
        </draw:connector>
        <draw:custom-shape draw:style-name="gr1" draw:text-style-name="P1" xml:id="id83" draw:id="id83" draw:layer="layout" svg:width="1.27cm" svg:height="1.27cm" svg:x="9.636cm" svg:y="9.636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1" xml:id="id81" draw:id="id81" draw:layer="layout" svg:width="1.27cm" svg:height="1.27cm" svg:x="31.099cm" svg:y="19.92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4" draw:style-name="dp1" draw:master-page-name="Default">
        <draw:custom-shape draw:style-name="gr6" draw:text-style-name="P1" xml:id="id96" draw:id="id96" draw:layer="layout" svg:width="13.081cm" svg:height="6.096cm" svg:x="40.116cm" svg:y="30.7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3" draw:id="id93" draw:layer="layout" svg:width="14.224cm" svg:height="9.525cm" svg:x="21.701cm" svg:y="18.9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86" draw:id="id86" draw:layer="layout" svg:width="14.732cm" svg:height="12.7cm" svg:x="2.651cm" svg:y="1.889cm">
          <text:p text:style-name="P2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" xml:id="id98" draw:id="id98" draw:layer="layout" svg:width="1.27cm" svg:height="1.27cm" svg:x="49.641cm" svg:y="38.9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2" draw:layer="layout" draw:type="curve" draw:line-skew="-1.451cm" svg:x1="14.081cm" svg:y1="13.065cm" svg:x2="10.017cm" svg:y2="14.589cm" draw:start-shape="id85" draw:start-glue-point="6" draw:end-shape="id86" draw:end-glue-point="6" svg:d="M14081 13065c0 862-4064 101-4064 1524" svg:viewBox="0 0 4065 1525">
          <text:p text:style-name="P2"/>
        </draw:connector>
        <draw:custom-shape draw:style-name="gr6" draw:text-style-name="P1" xml:id="id88" draw:id="id88" draw:layer="layout" svg:width="3.81cm" svg:height="2.54cm" svg:x="3.286cm" svg:y="5.699cm">
          <text:p text:style-name="P2"><text:span text:style-name="T1">Prior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10.906cm" svg:y1="3.667cm" svg:x2="12.176cm" svg:y2="11.795cm" draw:start-shape="id87" draw:start-glue-point="7" draw:end-shape="id85" draw:end-glue-point="5" svg:d="M10906 3667c954 0 319 8128 1270 8128" svg:viewBox="0 0 1271 8129">
          <text:p/>
        </draw:connector>
        <draw:custom-shape draw:style-name="gr6" draw:text-style-name="P1" xml:id="id87" draw:id="id87" draw:layer="layout" svg:width="3.81cm" svg:height="2.54cm" svg:x="7.096cm" svg:y="2.397cm">
          <text:p text:style-name="P2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89" draw:id="id89" draw:layer="layout" svg:width="3.81cm" svg:height="2.54cm" svg:x="3.54cm" svg:y="9.509cm">
          <text:p text:style-name="P2"><text:span text:style-name="T1">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85" draw:id="id85" draw:layer="layout" svg:width="3.81cm" svg:height="2.54cm" svg:x="12.176cm" svg:y="10.525cm">
          <text:p text:style-name="P2"><text:span text:style-name="T1">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7.096cm" svg:y1="6.969cm" svg:x2="12.176cm" svg:y2="11.795cm" draw:start-shape="id88" draw:start-glue-point="7" draw:end-shape="id85" draw:end-glue-point="5" svg:d="M7096 6969c3811 0 1272 4826 5080 4826" svg:viewBox="0 0 5081 4827">
          <text:p/>
        </draw:connector>
        <draw:connector draw:style-name="gr3" draw:text-style-name="P1" draw:layer="layout" draw:type="curve" svg:x1="7.35cm" svg:y1="10.779cm" svg:x2="12.176cm" svg:y2="11.795cm" draw:start-shape="id89" draw:start-glue-point="7" draw:end-shape="id85" draw:end-glue-point="5" svg:d="M7350 10779c3621 0 1208 1016 4826 1016" svg:viewBox="0 0 4827 1017">
          <text:p/>
        </draw:connector>
        <draw:connector draw:style-name="gr9" draw:text-style-name="P2" draw:layer="layout" draw:type="curve" svg:x1="9.001cm" svg:y1="4.937cm" svg:x2="14.081cm" svg:y2="10.525cm" draw:start-shape="id87" draw:start-glue-point="6" draw:end-shape="id85" draw:end-glue-point="4" svg:d="M9001 4937c0 4192 5080 1399 5080 5588" svg:viewBox="0 0 5081 5589">
          <text:p/>
        </draw:connector>
        <draw:connector draw:style-name="gr3" draw:text-style-name="P1" draw:layer="layout" draw:type="curve" draw:line-skew="-4.912cm" svg:x1="7.35cm" svg:y1="10.779cm" svg:x2="17.383cm" svg:y2="8.239cm" draw:start-shape="id89" draw:end-shape="id86" draw:end-glue-point="7" svg:d="M7350 10779c8434 0 3418-2540 10033-2540" svg:viewBox="0 0 10034 2541">
          <text:p/>
        </draw:connector>
        <draw:custom-shape draw:style-name="gr6" draw:text-style-name="P1" xml:id="id90" draw:id="id90" draw:layer="layout" svg:width="3.81cm" svg:height="2.54cm" svg:x="23.86cm" svg:y="20.05cm">
          <text:p text:style-name="P2"><text:span text:style-name="T1">G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2" draw:id="id92" draw:layer="layout" svg:width="3.81cm" svg:height="2.54cm" svg:x="30.591cm" svg:y="19.923cm">
          <text:p text:style-name="P2"><text:span text:style-name="T1">Prior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1" draw:id="id91" draw:layer="layout" svg:width="3.81cm" svg:height="2.54cm" svg:x="28.686cm" svg:y="24.876cm">
          <text:p text:style-name="P2"><text:span text:style-name="T1">Form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2" draw:layer="layout" draw:type="curve" svg:x1="25.765cm" svg:y1="22.59cm" svg:x2="30.591cm" svg:y2="24.876cm" draw:start-shape="id90" draw:start-glue-point="6" draw:end-shape="id91" draw:end-glue-point="4" svg:d="M25765 22590c0 1716 4826 573 4826 2286" svg:viewBox="0 0 4827 2287">
          <text:p/>
        </draw:connector>
        <draw:connector draw:style-name="gr3" draw:text-style-name="P1" draw:layer="layout" draw:type="curve" svg:x1="27.67cm" svg:y1="21.32cm" svg:x2="30.591cm" svg:y2="21.193cm" draw:start-shape="id90" draw:start-glue-point="7" draw:end-shape="id92" draw:end-glue-point="5" svg:d="M27670 21320c2191 0 731-127 2921-127" svg:viewBox="0 0 2922 128">
          <text:p/>
        </draw:connector>
        <draw:connector draw:style-name="gr3" draw:text-style-name="P1" draw:layer="layout" draw:type="curve" draw:line-skew="1.367cm" svg:x1="21.701cm" svg:y1="23.67cm" svg:x2="23.86cm" svg:y2="21.32cm" draw:start-shape="id93" draw:start-glue-point="5" draw:end-shape="id90" svg:d="M21701 23670c1299 0 220-2350 2159-2350" svg:viewBox="0 0 2160 2351">
          <text:p/>
        </draw:connector>
        <draw:connector draw:style-name="gr3" draw:text-style-name="P1" draw:layer="layout" draw:type="curve" svg:x1="27.67cm" svg:y1="21.32cm" svg:x2="28.686cm" svg:y2="26.146cm" draw:start-shape="id90" draw:start-glue-point="7" draw:end-shape="id91" draw:end-glue-point="5" svg:d="M27670 21320c763 0 256 4826 1016 4826" svg:viewBox="0 0 1017 4827">
          <text:p/>
        </draw:connector>
        <draw:connector draw:style-name="gr3" draw:text-style-name="P1" draw:layer="layout" draw:type="curve" draw:line-skew="-2.136cm" svg:x1="32.496cm" svg:y1="26.146cm" svg:x2="35.925cm" svg:y2="23.67cm" draw:start-shape="id91" draw:start-glue-point="7" draw:end-shape="id93" draw:end-glue-point="7" svg:d="M32496 26146c2692 0 978-2476 3429-2476" svg:viewBox="0 0 3430 2477">
          <text:p/>
        </draw:connector>
        <draw:connector draw:style-name="gr9" draw:text-style-name="P2" draw:layer="layout" draw:type="curve" draw:line-skew="-1.231cm" svg:x1="30.591cm" svg:y1="27.416cm" svg:x2="28.813cm" svg:y2="28.432cm" draw:start-shape="id91" draw:start-glue-point="6" draw:end-shape="id93" draw:end-glue-point="6" svg:d="M30591 27416c0 429-1778-79-1778 1016" svg:viewBox="0 0 1779 1017">
          <text:p/>
        </draw:connector>
        <draw:connector draw:style-name="gr9" draw:text-style-name="P2" draw:layer="layout" draw:type="curve" draw:line-skew="0.922cm" svg:x1="28.813cm" svg:y1="18.907cm" svg:x2="25.765cm" svg:y2="20.05cm" draw:start-shape="id93" draw:start-glue-point="4" draw:end-shape="id90" draw:end-glue-point="4" svg:d="M28813 18907c0 630-3048 59-3048 1143" svg:viewBox="0 0 3049 1144">
          <text:p/>
        </draw:connector>
        <draw:custom-shape draw:style-name="gr6" draw:text-style-name="P1" xml:id="id94" draw:id="id94" draw:layer="layout" svg:width="3.81cm" svg:height="2.54cm" svg:x="42.148cm" svg:y="32.623cm">
          <text:p text:style-name="P2"><text:span text:style-name="T1">Par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95" draw:id="id95" draw:layer="layout" svg:width="3.81cm" svg:height="2.54cm" svg:x="47.99cm" svg:y="32.877cm"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45.958cm" svg:y1="33.893cm" svg:x2="47.99cm" svg:y2="34.147cm" draw:start-shape="id94" draw:end-shape="id95" draw:end-glue-point="5" svg:d="M45958 33893c1525 0 510 254 2032 254" svg:viewBox="0 0 2033 255">
          <text:p/>
        </draw:connector>
        <draw:connector draw:style-name="gr3" draw:text-style-name="P1" draw:layer="layout" draw:type="curve" draw:line-skew="1.535cm" svg:x1="40.116cm" svg:y1="33.766cm" svg:x2="42.148cm" svg:y2="33.893cm" draw:start-shape="id96" draw:start-glue-point="5" draw:end-shape="id94" draw:end-glue-point="5" svg:d="M40116 33766c1549 0 534 127 2032 127" svg:viewBox="0 0 2033 128">
          <text:p/>
        </draw:connector>
        <draw:connector draw:style-name="gr9" draw:text-style-name="P2" draw:layer="layout" draw:type="curve" draw:line-skew="-1.616cm" svg:x1="44.053cm" svg:y1="35.163cm" svg:x2="46.657cm" svg:y2="36.814cm" draw:start-shape="id94" draw:start-glue-point="6" draw:end-shape="id96" draw:end-glue-point="6" svg:d="M44053 35163c0 805 2604-20 2604 1651" svg:viewBox="0 0 2605 1652">
          <text:p/>
        </draw:connector>
        <draw:connector draw:style-name="gr9" draw:text-style-name="P2" draw:layer="layout" draw:type="curve" draw:line-skew="1.568cm" svg:x1="46.657cm" svg:y1="30.718cm" svg:x2="44.053cm" svg:y2="32.623cm" draw:start-shape="id96" draw:start-glue-point="4" draw:end-shape="id94" draw:end-glue-point="4" svg:d="M46657 30718c0 1600-2604 648-2604 1905" svg:viewBox="0 0 2605 1906">
          <text:p/>
        </draw:connector>
        <draw:connector draw:style-name="gr9" draw:text-style-name="P2" draw:layer="layout" draw:type="curve" svg:x1="28.813cm" svg:y1="28.432cm" svg:x2="46.657cm" svg:y2="30.718cm" draw:start-shape="id93" draw:start-glue-point="6" draw:end-shape="id96" draw:end-glue-point="4" svg:d="M28813 28432c0 1714 17844 572 17844 2286" svg:viewBox="0 0 17845 2287">
          <text:p/>
        </draw:connector>
        <draw:connector draw:style-name="gr9" draw:text-style-name="P2" draw:layer="layout" draw:type="curve" svg:x1="10.017cm" svg:y1="14.589cm" svg:x2="28.813cm" svg:y2="18.907cm" draw:start-shape="id86" draw:start-glue-point="6" draw:end-shape="id93" draw:end-glue-point="4" svg:d="M10017 14589c0 3238 18796 1080 18796 4318" svg:viewBox="0 0 18797 4319">
          <text:p/>
        </draw:connector>
        <draw:connector draw:style-name="gr9" draw:text-style-name="P2" draw:layer="layout" draw:type="curve" svg:x1="46.657cm" svg:y1="36.814cm" svg:x2="44.942cm" svg:y2="38.973cm" draw:start-shape="id96" draw:start-glue-point="6" draw:end-shape="id97" draw:end-glue-point="4" svg:d="M46657 36814c0 1620-1715 541-1715 2159" svg:viewBox="0 0 1716 2160">
          <text:p/>
        </draw:connector>
        <draw:connector draw:style-name="gr3" draw:text-style-name="P1" draw:layer="layout" draw:type="curve" svg:x1="35.925cm" svg:y1="23.67cm" svg:x2="40.116cm" svg:y2="33.766cm" draw:start-shape="id93" draw:start-glue-point="7" draw:end-shape="id96" draw:end-glue-point="5" svg:d="M35925 23670c3144 0 1049 10096 4191 10096" svg:viewBox="0 0 4192 10097">
          <text:p/>
        </draw:connector>
        <draw:connector draw:style-name="gr3" draw:text-style-name="P1" draw:layer="layout" draw:type="curve" svg:x1="17.383cm" svg:y1="8.239cm" svg:x2="21.701cm" svg:y2="23.67cm" draw:start-shape="id86" draw:start-glue-point="7" draw:end-shape="id93" draw:end-glue-point="5" svg:d="M17383 8239c3240 0 1081 15431 4318 15431" svg:viewBox="0 0 4319 15432">
          <text:p/>
        </draw:connector>
        <draw:custom-shape draw:style-name="gr14" draw:text-style-name="P1" xml:id="id97" draw:id="id97" draw:layer="layout" svg:width="1.27cm" svg:height="1.27cm" svg:x="44.307cm" svg:y="38.9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2" draw:layer="layout" draw:type="curve" svg:x1="46.657cm" svg:y1="36.814cm" svg:x2="50.276cm" svg:y2="38.973cm" draw:start-shape="id96" draw:start-glue-point="6" draw:end-shape="id98" draw:end-glue-point="4" svg:d="M46657 36814c0 1620 3619 541 3619 2159" svg:viewBox="0 0 3620 2160">
          <text:p/>
        </draw:connector>
      </draw:page>
      <draw:page draw:name="page5" draw:style-name="dp1" draw:master-page-name="Default">
        <draw:custom-shape draw:style-name="gr1" draw:text-style-name="P1" xml:id="id99" draw:id="id99" draw:layer="layout" svg:width="1.27cm" svg:height="1.27cm" svg:x="2.397cm" svg:y="25.76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type="curve" svg:x1="3.667cm" svg:y1="26.4cm" svg:x2="8.366cm" svg:y2="45.577cm" draw:start-shape="id99" draw:start-glue-point="7" draw:end-shape="id100" draw:end-glue-point="5" svg:d="M3667 26400c3525 0 1176 19177 4699 19177" svg:viewBox="0 0 4700 19178">
          <text:p/>
        </draw:connector>
        <draw:connector draw:style-name="gr7" draw:text-style-name="P1" draw:layer="layout" draw:type="curve" svg:x1="12.176cm" svg:y1="45.577cm" svg:x2="14.641cm" svg:y2="42.42cm" draw:start-shape="id100" draw:start-glue-point="7" draw:end-shape="id101" draw:end-glue-point="5" svg:d="M12176 45577c1849 0 617-3157 2465-3157" svg:viewBox="0 0 2466 3158">
          <text:p text:style-name="P2"><text:span text:style-name="T1">Before</text:span></text:p>
        </draw:connector>
        <draw:connector draw:style-name="gr9" draw:text-style-name="P2" draw:layer="layout" draw:type="curve" svg:x1="12.176cm" svg:y1="45.577cm" svg:x2="25.638cm" svg:y2="45.831cm" draw:start-shape="id100" draw:start-glue-point="7" draw:end-shape="id102" draw:end-glue-point="5" svg:d="M12176 45577c10098 0 3367 254 13462 254" svg:viewBox="0 0 13463 255">
          <text:p text:style-name="P2">After</text:p>
        </draw:connector>
        <draw:custom-shape draw:style-name="gr4" draw:text-style-name="P1" xml:id="id102" draw:id="id102" draw:layer="layout" svg:width="1.27cm" svg:height="1.27cm" svg:x="25.638cm" svg:y="45.19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curve" svg:x1="16.494cm" svg:y1="23.964cm" svg:x2="16.494cm" svg:y2="25.638cm" draw:start-shape="id103" draw:start-glue-point="6" draw:end-shape="id104" draw:end-glue-point="4" svg:d="M16494 23964v1674" svg:viewBox="0 0 1 1675">
          <text:p/>
        </draw:connector>
        <draw:connector draw:style-name="gr2" draw:text-style-name="P1" draw:layer="layout" draw:type="curve" svg:x1="3.667cm" svg:y1="26.4cm" svg:x2="14.843cm" svg:y2="6.842cm" draw:start-shape="id99" draw:start-glue-point="7" svg:d="M3667 26400c8758 0 3171-19558 11176-19558" svg:viewBox="0 0 11177 19559">
          <text:p/>
        </draw:connector>
        <draw:connector draw:style-name="gr2" draw:text-style-name="P1" draw:layer="layout" draw:type="curve" svg:x1="18.399cm" svg:y1="26.908cm" svg:x2="20.05cm" svg:y2="26.908cm" draw:start-shape="id104" draw:end-shape="id105" draw:end-glue-point="5" svg:d="M18399 26908h1651" svg:viewBox="0 0 1652 1">
          <text:p/>
        </draw:connector>
        <draw:connector draw:style-name="gr2" draw:text-style-name="P1" draw:layer="layout" draw:type="curve" svg:x1="18.399cm" svg:y1="42.42cm" svg:x2="20.05cm" svg:y2="42.42cm" draw:start-shape="id101" draw:start-glue-point="7" draw:end-shape="id106" draw:end-glue-point="5" svg:d="M18399 42420h1651" svg:viewBox="0 0 1652 1">
          <text:p/>
        </draw:connector>
        <draw:connector draw:style-name="gr11" draw:text-style-name="P2" draw:layer="layout" draw:type="curve" svg:x1="23.86cm" svg:y1="26.908cm" svg:x2="25.384cm" svg:y2="34.401cm" draw:start-shape="id105" draw:start-glue-point="7" draw:end-shape="id107" draw:end-glue-point="5" svg:d="M23860 26908c1144 0 383 7493 1524 7493" svg:viewBox="0 0 1525 7494">
          <text:p/>
        </draw:connector>
        <draw:connector draw:style-name="gr3" draw:text-style-name="P1" draw:layer="layout" draw:type="curve" svg:x1="6.461cm" svg:y1="8.978cm" svg:x2="16.52cm" svg:y2="41.167cm" draw:start-shape="id108" draw:start-glue-point="6" draw:end-shape="id101" draw:end-glue-point="4" svg:d="M6461 8978c0 24292 10059 8198 10059 32189" svg:viewBox="0 0 10060 32190">
          <text:p/>
        </draw:connector>
        <draw:connector draw:style-name="gr3" draw:text-style-name="P1" draw:layer="layout" draw:type="curve" svg:x1="13.319cm" svg:y1="37.553cm" svg:x2="16.52cm" svg:y2="41.167cm" draw:start-shape="id109" draw:start-glue-point="6" draw:end-shape="id101" svg:d="M13319 37553c0 2860 3201 1054 3201 3614" svg:viewBox="0 0 3202 3615">
          <text:p/>
        </draw:connector>
        <draw:connector draw:style-name="gr3" draw:text-style-name="P1" draw:layer="layout" draw:type="curve" svg:x1="13.319cm" svg:y1="37.553cm" svg:x2="10.271cm" svg:y2="44.307cm" draw:start-shape="id109" draw:start-glue-point="6" draw:end-shape="id100" draw:end-glue-point="4" svg:d="M13319 37553c0 5217-3048 1840-3048 6754" svg:viewBox="0 0 3049 6755">
          <text:p/>
        </draw:connector>
        <draw:connector draw:style-name="gr3" draw:text-style-name="P1" draw:layer="layout" draw:type="curve" svg:x1="6.461cm" svg:y1="8.978cm" svg:x2="10.271cm" svg:y2="44.307cm" draw:start-shape="id108" draw:start-glue-point="6" draw:end-shape="id100" draw:end-glue-point="4" svg:d="M6461 8978c0 26647 3810 8983 3810 35329" svg:viewBox="0 0 3811 35330">
          <text:p/>
        </draw:connector>
        <draw:connector draw:style-name="gr3" draw:text-style-name="P1" draw:layer="layout" draw:type="curve" svg:x1="29.321cm" svg:y1="22.313cm" svg:x2="21.955cm" svg:y2="25.638cm" draw:start-shape="id110" draw:start-glue-point="6" draw:end-shape="id105" draw:end-glue-point="4" svg:d="M29321 22313c0 2607-7366 945-7366 3325" svg:viewBox="0 0 7367 3326">
          <text:p/>
        </draw:connector>
        <draw:connector draw:style-name="gr3" draw:text-style-name="P1" draw:layer="layout" draw:type="curve" svg:x1="6.461cm" svg:y1="8.978cm" svg:x2="21.955cm" svg:y2="25.638cm" draw:start-shape="id108" draw:start-glue-point="6" draw:end-shape="id105" draw:end-glue-point="4" svg:d="M6461 8978c0 12646 15494 4317 15494 16660" svg:viewBox="0 0 15495 16661">
          <text:p/>
        </draw:connector>
        <draw:connector draw:style-name="gr3" draw:text-style-name="P1" draw:layer="layout" draw:type="curve" svg:x1="6.461cm" svg:y1="8.978cm" svg:x2="16.494cm" svg:y2="25.638cm" draw:start-shape="id108" draw:start-glue-point="6" draw:end-shape="id104" svg:d="M6461 8978c0 12646 10033 4317 10033 16660" svg:viewBox="0 0 10034 16661">
          <text:p/>
        </draw:connector>
        <draw:connector draw:style-name="gr3" draw:text-style-name="P1" draw:layer="layout" draw:type="curve" svg:x1="21.955cm" svg:y1="31.838cm" svg:x2="27.289cm" svg:y2="33.131cm" draw:start-shape="id111" draw:start-glue-point="6" draw:end-shape="id107" draw:end-glue-point="4" svg:d="M21955 31838c0 1083 5334 437 5334 1293" svg:viewBox="0 0 5335 1294">
          <text:p/>
        </draw:connector>
        <draw:connector draw:style-name="gr3" draw:text-style-name="P1" draw:layer="layout" draw:type="curve" svg:x1="27.289cm" svg:y1="35.671cm" svg:x2="27.416cm" svg:y2="36.941cm" draw:start-shape="id107" draw:start-glue-point="6" draw:end-shape="id112" draw:end-glue-point="4" svg:d="M27289 35671c0 954 127 319 127 1270" svg:viewBox="0 0 128 1271">
          <text:p/>
        </draw:connector>
        <draw:connector draw:style-name="gr3" draw:text-style-name="P1" draw:layer="layout" draw:type="curve" svg:x1="16.494cm" svg:y1="23.964cm" svg:x2="27.289cm" svg:y2="33.131cm" draw:start-shape="id103" draw:start-glue-point="6" draw:end-shape="id107" draw:end-glue-point="4" svg:d="M16494 23964c0 6988 10795 2405 10795 9167" svg:viewBox="0 0 10796 9168">
          <text:p/>
        </draw:connector>
        <draw:connector draw:style-name="gr3" draw:text-style-name="P1" draw:layer="layout" draw:type="curve" svg:x1="13.319cm" svg:y1="37.703cm" svg:x2="21.929cm" svg:y2="41.167cm" draw:start-shape="id109" draw:end-shape="id106" draw:end-glue-point="4" svg:d="M13319 37703c0 2635 8610 904 8610 3464" svg:viewBox="0 0 8611 3465">
          <text:p/>
        </draw:connector>
        <draw:connector draw:style-name="gr2" draw:text-style-name="P1" draw:layer="layout" draw:type="curve" svg:x1="23.808cm" svg:y1="42.42cm" svg:x2="25.638cm" svg:y2="45.831cm" draw:start-shape="id106" draw:start-glue-point="7" draw:end-shape="id102" draw:end-glue-point="5" svg:d="M23808 42420c1374 0 459 3411 1830 3411" svg:viewBox="0 0 1831 3412">
          <text:p/>
        </draw:connector>
        <draw:connector draw:style-name="gr3" draw:text-style-name="P1" draw:layer="layout" draw:type="curve" svg:x1="12.684cm" svg:y1="3.921cm" svg:x2="21.929cm" svg:y2="41.167cm" draw:start-shape="id113" draw:start-glue-point="6" draw:end-shape="id106" draw:end-glue-point="4" svg:d="M12684 3921c0 27934 9245 9312 9245 37246" svg:viewBox="0 0 9246 37247">
          <text:p/>
        </draw:connector>
        <draw:custom-shape draw:style-name="gr4" draw:text-style-name="P1" xml:id="id118" draw:id="id118" draw:layer="layout" svg:width="1.27cm" svg:height="1.27cm" svg:x="33.385cm" svg:y="13.5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curve" svg:x1="18.78cm" svg:y1="6.715cm" svg:x2="20.304cm" svg:y2="14.335cm" draw:start-shape="id114" draw:start-glue-point="7" draw:end-shape="id115" svg:d="M18780 6715c1144 0 383 7620 1524 7620" svg:viewBox="0 0 1525 7621">
          <text:p/>
        </draw:connector>
        <draw:connector draw:style-name="gr5" draw:text-style-name="P1" draw:layer="layout" draw:type="curve" svg:x1="24.114cm" svg:y1="14.335cm" svg:x2="26.654cm" svg:y2="10.398cm" draw:start-shape="id115" draw:start-glue-point="7" draw:end-shape="id116" draw:end-glue-point="5" svg:d="M24114 14335c1906 0 637-3937 2540-3937" svg:viewBox="0 0 2541 3938">
          <text:p text:style-name="P2"><text:span text:style-name="T1">After</text:span></text:p>
        </draw:connector>
        <draw:connector draw:style-name="gr2" draw:text-style-name="P1" draw:layer="layout" draw:type="curve" svg:x1="30.845cm" svg:y1="17.51cm" svg:x2="33.385cm" svg:y2="14.208cm" draw:start-shape="id117" draw:start-glue-point="7" draw:end-shape="id118" draw:end-glue-point="5" svg:d="M30845 17510c1906 0 637-3302 2540-3302" svg:viewBox="0 0 2541 3303">
          <text:p/>
        </draw:connector>
        <draw:connector draw:style-name="gr7" draw:text-style-name="P1" draw:layer="layout" draw:type="curve" svg:x1="24.114cm" svg:y1="14.335cm" svg:x2="33.385cm" svg:y2="14.208cm" draw:start-shape="id115" draw:start-glue-point="7" draw:end-shape="id118" draw:end-glue-point="5" svg:d="M24114 14335c6954 0 2319-127 9271-127" svg:viewBox="0 0 9272 128">
          <text:p text:style-name="P2"><text:span text:style-name="T1">Before</text:span></text:p>
        </draw:connector>
        <draw:connector draw:style-name="gr8" draw:text-style-name="P1" draw:layer="layout" draw:type="curve" svg:x1="30.464cm" svg:y1="10.398cm" svg:x2="33.385cm" svg:y2="14.208cm" draw:start-shape="id116" draw:start-glue-point="7" draw:end-shape="id118" draw:end-glue-point="5" svg:d="M30464 10398c2191 0 731 3810 2921 3810" svg:viewBox="0 0 2922 3811">
          <text:p/>
        </draw:connector>
        <draw:connector draw:style-name="gr3" draw:text-style-name="P1" draw:layer="layout" draw:type="curve" svg:x1="12.684cm" svg:y1="3.921cm" svg:x2="16.875cm" svg:y2="5.445cm" draw:start-shape="id113" draw:start-glue-point="6" draw:end-shape="id114" draw:end-glue-point="4" svg:d="M12684 3921c0 1144 4191 383 4191 1524" svg:viewBox="0 0 4192 1525">
          <text:p/>
        </draw:connector>
        <draw:connector draw:style-name="gr3" draw:text-style-name="P1" draw:layer="layout" draw:type="curve" svg:x1="27.416cm" svg:y1="39.331cm" svg:x2="33.258cm" svg:y2="40.751cm" draw:start-shape="id112" draw:start-glue-point="6" draw:end-shape="id119" draw:end-glue-point="4" svg:d="M27416 39331c0 1179 5842 469 5842 1420" svg:viewBox="0 0 5843 1421">
          <text:p/>
        </draw:connector>
        <draw:custom-shape draw:style-name="gr4" draw:text-style-name="P1" xml:id="id120" draw:id="id120" draw:layer="layout" svg:width="1.27cm" svg:height="1.27cm" svg:x="37.703cm" svg:y="41.259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curve" svg:x1="35.163cm" svg:y1="42.021cm" svg:x2="37.703cm" svg:y2="41.894cm" draw:start-shape="id119" draw:start-glue-point="7" draw:end-shape="id120" draw:end-glue-point="5" svg:d="M35163 42021c1906 0 637-127 2540-127" svg:viewBox="0 0 2541 128">
          <text:p/>
        </draw:connector>
        <draw:connector draw:style-name="gr11" draw:text-style-name="P2" draw:layer="layout" draw:type="curve" svg:x1="29.194cm" svg:y1="34.401cm" svg:x2="31.353cm" svg:y2="42.021cm" draw:start-shape="id107" draw:start-glue-point="7" draw:end-shape="id119" draw:end-glue-point="5" svg:d="M29194 34401c1620 0 541 7620 2159 7620" svg:viewBox="0 0 2160 7621">
          <text:p/>
        </draw:connector>
        <draw:connector draw:style-name="gr3" draw:text-style-name="P1" draw:layer="layout" draw:type="curve" svg:x1="28.94cm" svg:y1="18.78cm" svg:x2="29.321cm" svg:y2="19.923cm" draw:start-shape="id117" draw:start-glue-point="6" draw:end-shape="id110" draw:end-glue-point="4" svg:d="M28940 18780c0 858 381 287 381 1143" svg:viewBox="0 0 382 1144">
          <text:p/>
        </draw:connector>
        <draw:connector draw:style-name="gr9" draw:text-style-name="P2" draw:layer="layout" draw:type="curve" svg:x1="24.114cm" svg:y1="14.335cm" svg:x2="27.035cm" svg:y2="17.51cm" draw:start-shape="id115" draw:start-glue-point="7" draw:end-shape="id117" draw:end-glue-point="5" svg:d="M24114 14335c2191 0 731 3175 2921 3175" svg:viewBox="0 0 2922 3176">
          <text:p text:style-name="P2">Around</text:p>
        </draw:connector>
        <draw:connector draw:style-name="gr3" draw:text-style-name="P1" draw:layer="layout" draw:type="curve" svg:x1="16.875cm" svg:y1="7.985cm" svg:x2="17.129cm" svg:y2="9.128cm" draw:start-shape="id114" draw:start-glue-point="6" draw:end-shape="id121" draw:end-glue-point="4" svg:d="M16875 7985c0 858 254 287 254 1143" svg:viewBox="0 0 255 1144">
          <text:p/>
        </draw:connector>
        <draw:connector draw:style-name="gr3" draw:text-style-name="P1" draw:layer="layout" draw:type="curve" svg:x1="17.129cm" svg:y1="11.518cm" svg:x2="22.209cm" svg:y2="13.065cm" draw:start-shape="id121" draw:start-glue-point="6" draw:end-shape="id115" draw:end-glue-point="4" svg:d="M17129 11518c0 1273 5080 500 5080 1547" svg:viewBox="0 0 5081 1548">
          <text:p/>
        </draw:connector>
        <draw:connector draw:style-name="gr3" draw:text-style-name="P1" draw:layer="layout" draw:type="curve" svg:x1="12.684cm" svg:y1="3.921cm" svg:x2="28.559cm" svg:y2="9.128cm" draw:start-shape="id113" draw:start-glue-point="6" draw:end-shape="id116" draw:end-glue-point="4" svg:d="M12684 3921c0 3906 15875 1303 15875 5207" svg:viewBox="0 0 15876 5208">
          <text:p/>
        </draw:connector>
        <draw:connector draw:style-name="gr3" draw:text-style-name="P1" draw:layer="layout" draw:type="curve" svg:x1="12.684cm" svg:y1="3.921cm" svg:x2="28.94cm" svg:y2="16.24cm" draw:start-shape="id113" draw:start-glue-point="6" draw:end-shape="id117" draw:end-glue-point="4" svg:d="M12684 3921c0 9240 16256 3081 16256 12319" svg:viewBox="0 0 16257 12320">
          <text:p/>
        </draw:connector>
        <draw:connector draw:style-name="gr3" draw:text-style-name="P1" draw:layer="layout" draw:type="curve" svg:x1="6.461cm" svg:y1="8.978cm" svg:x2="22.209cm" svg:y2="13.065cm" draw:start-shape="id108" draw:start-glue-point="6" draw:end-shape="id115" draw:end-glue-point="4" svg:d="M6461 8978c0 3216 15748 1173 15748 4087" svg:viewBox="0 0 15749 4088">
          <text:p/>
        </draw:connector>
        <draw:connector draw:style-name="gr2" draw:text-style-name="P1" draw:layer="layout" draw:type="curve" svg:x1="3.667cm" svg:y1="26.4cm" svg:x2="14.589cm" svg:y2="26.908cm" draw:start-shape="id99" draw:start-glue-point="1" draw:end-shape="id104" draw:end-glue-point="5" svg:d="M3667 26400c8193 0 2732 508 10922 508" svg:viewBox="0 0 10923 509">
          <text:p/>
        </draw:connector>
        <draw:connector draw:style-name="gr3" draw:text-style-name="P1" draw:layer="layout" draw:type="curve" svg:x1="21.955cm" svg:y1="28.178cm" svg:x2="21.955cm" svg:y2="29.448cm" draw:start-shape="id105" draw:start-glue-point="6" draw:end-shape="id111" draw:end-glue-point="4" svg:d="M21955 28178v1270" svg:viewBox="0 0 1 1271">
          <text:p/>
        </draw:connector>
        <draw:custom-shape draw:style-name="gr12" draw:text-style-name="P1" xml:id="id108" draw:id="id108" draw:layer="layout" svg:width="3.81cm" svg:height="2.54cm" svg:x="4.556cm" svg:y="6.588cm">
          <text:p text:style-name="P2"><text:span text:style-name="T1">Epo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01" draw:id="id101" draw:layer="layout" svg:width="3.758cm" svg:height="2.505cm" svg:x="14.641cm" svg:y="41.167cm">
          <text:p text:style-name="P2"><text:span text:style-name="T1">Propagat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4" draw:id="id104" draw:layer="layout" svg:width="3.81cm" svg:height="2.54cm" svg:x="14.589cm" svg:y="25.638cm">
          <text:p text:style-name="P2"><text:span text:style-name="T1">Rotate</text:span></text:p>
          <text:p text:style-name="P2"><text:span text:style-name="T1">plan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5" draw:id="id105" draw:layer="layout" svg:width="3.81cm" svg:height="2.54cm" svg:x="20.05cm" svg:y="25.638cm">
          <text:p text:style-name="P2"><text:span text:style-name="T1">Interpolat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7" draw:id="id107" draw:layer="layout" svg:width="3.81cm" svg:height="2.54cm" svg:x="25.384cm" svg:y="33.131cm">
          <text:p text:style-name="P2"><text:span text:style-name="T1">Transform</text:span></text:p>
          <text:p text:style-name="P2"><text:span text:style-name="T1">state</text:span></text:p>
          <text:p text:style-name="P2"><text:span text:style-name="T1">(</text:span><text:span text:style-name="T6">α,δ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" xml:id="id109" draw:id="id109" draw:layer="layout" svg:width="3.81cm" svg:height="2.54cm" svg:x="11.414cm" svg:y="35.163cm">
          <text:p text:style-name="P2"><text:span text:style-name="T1">State</text:span></text:p>
          <text:p text:style-name="P2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03" draw:id="id103" draw:layer="layout" svg:width="3.81cm" svg:height="2.54cm" svg:x="14.589cm" svg:y="21.574cm">
          <text:p text:style-name="P2"><text:span text:style-name="T1">Eart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12" draw:id="id112" draw:layer="layout" svg:width="3.81cm" svg:height="2.54cm" svg:x="25.511cm" svg:y="36.941cm">
          <text:p text:style-name="P2"><text:span text:style-name="T1">State</text:span></text:p>
          <text:p text:style-name="P2"><text:span text:style-name="T1">(</text:span><text:span text:style-name="T6">α,δ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06" draw:id="id106" draw:layer="layout" svg:width="3.758cm" svg:height="2.505cm" svg:x="20.05cm" svg:y="41.167cm">
          <text:p text:style-name="P2"><text:span text:style-name="T1">Enqueu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13" draw:id="id113" draw:layer="layout" svg:width="3.81cm" svg:height="2.54cm" svg:x="10.779cm" svg:y="1.381cm">
          <text:p text:style-name="P2"><text:span text:style-name="T3">State</text:span></text:p>
          <text:p text:style-name="P2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1" xml:id="id110" draw:id="id110" draw:layer="layout" svg:width="3.81cm" svg:height="2.54cm" svg:x="27.416cm" svg:y="19.923cm">
          <text:p text:style-name="P2"><text:span text:style-name="T1">State</text:span></text:p>
          <text:p text:style-name="P2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21" draw:id="id121" draw:layer="layout" svg:width="3.81cm" svg:height="2.54cm" svg:x="15.224cm" svg:y="9.128cm">
          <text:p text:style-name="P2"><text:span text:style-name="T1">State</text:span></text:p>
          <text:p text:style-name="P2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19" draw:id="id119" draw:layer="layout" svg:width="3.81cm" svg:height="2.54cm" svg:x="31.353cm" svg:y="40.751cm">
          <text:p text:style-name="P2"><text:span text:style-name="T1">Send</text:span></text:p>
          <text:p text:style-name="P2"><text:span text:style-name="T1">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14" draw:id="id114" draw:layer="layout" svg:width="3.81cm" svg:height="2.54cm" svg:x="14.97cm" svg:y="5.445cm">
          <text:p text:style-name="P2"><text:span text:style-name="T1">Inspect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17" draw:id="id117" draw:layer="layout" svg:width="3.81cm" svg:height="2.54cm" svg:x="27.035cm" svg:y="16.24cm">
          <text:p text:style-name="P2"><text:span text:style-name="T1">Dequeu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16" draw:id="id116" draw:layer="layout" svg:width="3.81cm" svg:height="2.54cm" svg:x="26.654cm" svg:y="9.128cm">
          <text:p text:style-name="P2"><text:span text:style-name="T1">Dequeue</text:span></text:p>
          <text:p text:style-name="P2"><text:span text:style-name="T1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11" draw:id="id111" draw:layer="layout" svg:width="3.81cm" svg:height="2.54cm" svg:x="20.05cm" svg:y="29.448cm">
          <text:p text:style-name="P2"><text:span text:style-name="T1">State</text:span></text:p>
          <text:p text:style-name="P2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15" draw:id="id115" draw:layer="layout" svg:width="3.81cm" svg:height="2.54cm" svg:x="20.304cm" svg:y="13.065cm">
          <text:p text:style-name="P2"><text:span text:style-name="T1">Compare</text:span></text:p>
          <text:p text:style-name="P2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00" draw:id="id100" draw:layer="layout" svg:width="3.81cm" svg:height="2.54cm" svg:x="8.366cm" svg:y="44.307cm">
          <text:p text:style-name="P2"><text:span text:style-name="T2">Compare</text:span></text:p>
          <text:p text:style-name="P2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Default">
        <draw:custom-shape draw:style-name="gr1" draw:text-style-name="P1" xml:id="id130" draw:id="id130" draw:layer="layout" svg:width="1.27cm" svg:height="1.27cm" svg:x="2.651cm" svg:y="13.95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1" draw:layer="layout" draw:type="curve" draw:line-skew="-0.001cm" svg:x1="13.065cm" svg:y1="17.129cm" svg:x2="11.668cm" svg:y2="24.495cm" draw:start-shape="id122" draw:start-glue-point="6" draw:end-shape="id123" draw:end-glue-point="4" svg:d="M13065 17129c0 5524-1397 1842-1397 7366" svg:viewBox="0 0 1398 7367">
          <text:p/>
        </draw:connector>
        <draw:custom-shape draw:style-name="gr4" draw:text-style-name="P1" xml:id="id126" draw:id="id126" draw:layer="layout" svg:width="1.27cm" svg:height="1.27cm" svg:x="37.83cm" svg:y="13.82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1" draw:layer="layout" draw:type="curve" svg:x1="14.97cm" svg:y1="15.859cm" svg:x2="17.637cm" svg:y2="33.385cm" draw:start-shape="id122" draw:start-glue-point="7" draw:end-shape="id124" draw:end-glue-point="5" svg:d="M14970 15859c2001 0 668 17526 2667 17526" svg:viewBox="0 0 2668 17527">
          <text:p text:style-name="P2"><text:span text:style-name="T1">Iterate</text:span></text:p>
        </draw:connector>
        <draw:custom-shape draw:style-name="gr6" draw:text-style-name="P1" xml:id="id122" draw:id="id122" draw:layer="layout" svg:width="3.81cm" svg:height="2.54cm" svg:x="11.16cm" svg:y="14.589cm">
          <text:p text:style-name="P2"><text:span text:style-name="T1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23" draw:id="id123" draw:layer="layout" svg:width="3.81cm" svg:height="2.54cm" svg:x="9.763cm" svg:y="24.495cm">
          <text:p text:style-name="P2"><text:span text:style-name="T1">Valu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24" draw:id="id124" draw:layer="layout" svg:width="3.81cm" svg:height="2.54cm" svg:x="17.637cm" svg:y="32.115cm">
          <text:p text:style-name="P2"><text:span text:style-name="T1">Mod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25" draw:id="id125" draw:layer="layout" svg:width="3.81cm" svg:height="2.54cm" svg:x="5.064cm" svg:y="25.257cm">
          <text:p text:style-name="P2"><text:span text:style-name="T1">Tim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3.065cm" svg:y1="17.129cm" svg:x2="6.969cm" svg:y2="25.257cm" draw:start-shape="id122" draw:start-glue-point="6" draw:end-shape="id125" svg:d="M13065 17129c0 6097-6096 2034-6096 8128" svg:viewBox="0 0 6097 8129">
          <text:p/>
        </draw:connector>
        <draw:connector draw:style-name="gr3" draw:text-style-name="P1" draw:layer="layout" draw:type="curve" svg:x1="11.668cm" svg:y1="26.885cm" svg:x2="19.542cm" svg:y2="32.115cm" draw:start-shape="id123" draw:start-glue-point="6" draw:end-shape="id124" draw:end-glue-point="4" svg:d="M11668 26885c0 4036 7874 1422 7874 5230" svg:viewBox="0 0 7875 5231">
          <text:p/>
        </draw:connector>
        <draw:connector draw:style-name="gr3" draw:text-style-name="P1" draw:layer="layout" draw:type="curve" svg:x1="6.969cm" svg:y1="27.647cm" svg:x2="19.542cm" svg:y2="32.115cm" draw:start-shape="id125" draw:start-glue-point="6" draw:end-shape="id124" draw:end-glue-point="4" svg:d="M6969 27647c0 3465 12573 1231 12573 4468" svg:viewBox="0 0 12574 4469">
          <text:p/>
        </draw:connector>
        <draw:connector draw:style-name="gr8" draw:text-style-name="P1" draw:layer="layout" draw:type="curve" svg:x1="21.447cm" svg:y1="33.385cm" svg:x2="11.16cm" svg:y2="15.859cm" draw:start-shape="id124" draw:start-glue-point="7" draw:end-shape="id122" draw:end-glue-point="5" svg:d="M21447 33385c753 0 502-8762-5143-8762s-5895-8764-5144-8764" svg:viewBox="0 0 10903 17527">
          <text:p/>
        </draw:connector>
        <draw:connector draw:style-name="gr7" draw:text-style-name="P1" draw:layer="layout" draw:type="curve" svg:x1="14.97cm" svg:y1="15.859cm" svg:x2="37.83cm" svg:y2="14.462cm" draw:start-shape="id122" draw:start-glue-point="7" draw:end-shape="id126" draw:end-glue-point="5" svg:d="M14970 15859c17146 0 5717-1397 22860-1397" svg:viewBox="0 0 22861 1398">
          <text:p text:style-name="P2"><text:span text:style-name="T1">Final</text:span></text:p>
        </draw:connector>
        <draw:custom-shape draw:style-name="gr6" draw:text-style-name="P1" xml:id="id127" draw:id="id127" draw:layer="layout" svg:width="3.81cm" svg:height="2.54cm" svg:x="29.702cm" svg:y="3.794cm">
          <text:p text:style-name="P2"><text:span text:style-name="T1">Matrix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28" draw:id="id128" draw:layer="layout" svg:width="3.81cm" svg:height="2.54cm" svg:x="24.368cm" svg:y="2.905cm">
          <text:p text:style-name="P2"><text:span text:style-name="T1">Weight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29" draw:id="id129" draw:layer="layout" svg:width="3.81cm" svg:height="2.54cm" svg:x="31.988cm" svg:y="7.858cm">
          <text:p text:style-name="P2"><text:span text:style-name="T1">Node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31.607cm" svg:y1="6.184cm" svg:x2="13.065cm" svg:y2="14.589cm" draw:start-shape="id127" draw:start-glue-point="6" draw:end-shape="id122" draw:end-glue-point="4" svg:d="M31607 6184c0 6417-18542 2215-18542 8405" svg:viewBox="0 0 18543 8406">
          <text:p/>
        </draw:connector>
        <draw:connector draw:style-name="gr3" draw:text-style-name="P1" draw:layer="layout" draw:type="curve" svg:x1="26.273cm" svg:y1="5.295cm" svg:x2="13.065cm" svg:y2="14.589cm" draw:start-shape="id128" draw:start-glue-point="6" draw:end-shape="id122" draw:end-glue-point="4" svg:d="M26273 5295c0 7084-13208 2438-13208 9294" svg:viewBox="0 0 13209 9295">
          <text:p/>
        </draw:connector>
        <draw:connector draw:style-name="gr3" draw:text-style-name="P1" draw:layer="layout" draw:type="curve" svg:x1="33.893cm" svg:y1="10.248cm" svg:x2="13.065cm" svg:y2="14.589cm" draw:start-shape="id129" draw:start-glue-point="6" draw:end-shape="id122" draw:end-glue-point="4" svg:d="M33893 10248c0 3369-20828 1199-20828 4341" svg:viewBox="0 0 20829 4342">
          <text:p/>
        </draw:connector>
        <draw:connector draw:style-name="gr8" draw:text-style-name="P1" draw:layer="layout" draw:type="curve" svg:x1="3.921cm" svg:y1="14.589cm" svg:x2="11.16cm" svg:y2="15.859cm" draw:start-shape="id130" draw:start-glue-point="7" draw:end-shape="id122" draw:end-glue-point="5" svg:d="M3921 14589c5430 0 1811 1270 7239 1270" svg:viewBox="0 0 7240 1271">
          <text:p/>
        </draw:connector>
        <draw:custom-shape draw:style-name="gr6" draw:text-style-name="P1" xml:id="id131" draw:id="id131" draw:layer="layout" svg:width="3.81cm" svg:height="2.54cm" svg:x="9.128cm" svg:y="4.175cm">
          <text:p text:style-name="P2"><text:span text:style-name="T1">Sta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132" draw:id="id132" draw:layer="layout" svg:width="3.81cm" svg:height="2.54cm" svg:x="3.794cm" svg:y="4.302cm">
          <text:p text:style-name="P2"><text:span text:style-name="T1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1.033cm" svg:y1="6.565cm" svg:x2="13.065cm" svg:y2="14.589cm" draw:start-shape="id131" draw:start-glue-point="6" draw:end-shape="id122" draw:end-glue-point="4" svg:d="M11033 6565c0 6132 2032 2120 2032 8024" svg:viewBox="0 0 2033 8025">
          <text:p/>
        </draw:connector>
        <draw:connector draw:style-name="gr3" draw:text-style-name="P1" draw:layer="layout" draw:type="curve" svg:x1="5.699cm" svg:y1="6.692cm" svg:x2="13.065cm" svg:y2="14.589cm" draw:start-shape="id132" draw:start-glue-point="6" draw:end-shape="id122" draw:end-glue-point="4" svg:d="M5699 6692c0 6036 7366 2088 7366 7897" svg:viewBox="0 0 7367 7898">
          <text:p/>
        </draw:connector>
        <draw:custom-shape draw:style-name="gr6" draw:text-style-name="P1" xml:id="id133" draw:id="id133" draw:layer="layout" svg:width="3.81cm" svg:height="2.54cm" svg:x="25.638cm" svg:y="20.685cm">
          <text:p text:style-name="P2"><text:span text:style-name="T1">Slop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19.542cm" svg:y1="34.655cm" svg:x2="27.543cm" svg:y2="23.075cm" draw:start-shape="id124" draw:start-glue-point="6" draw:end-shape="id133" draw:end-glue-point="6" svg:d="M19542 34655c0 753 8001 6543 8001-11580" svg:viewBox="0 0 8002 13052">
          <text:p/>
        </draw:connector>
        <draw:connector draw:style-name="gr3" draw:text-style-name="P1" draw:layer="layout" draw:type="curve" svg:x1="27.543cm" svg:y1="20.685cm" svg:x2="13.065cm" svg:y2="14.589cm" draw:start-shape="id133" draw:start-glue-point="4" draw:end-shape="id122" draw:end-glue-point="4" svg:d="M27543 20685c0-9895-14478-6847-14478-6096" svg:viewBox="0 0 14479 7130">
          <text:p/>
        </draw:connector>
        <draw:custom-shape draw:style-name="gr6" draw:text-style-name="P1" xml:id="id134" draw:id="id134" draw:layer="layout" svg:width="3.81cm" svg:height="2.54cm" svg:x="19.923cm" svg:y="22.082cm">
          <text:p text:style-name="P2"><text:span text:style-name="T1">Eart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21.828cm" svg:y1="24.472cm" svg:x2="19.542cm" svg:y2="32.115cm" draw:start-shape="id134" draw:start-glue-point="6" draw:end-shape="id124" draw:end-glue-point="4" svg:d="M21828 24472c0 5845-2286 2024-2286 7643" svg:viewBox="0 0 2287 7644">
          <text:p/>
        </draw:connector>
      </draw:page>
      <draw:page draw:name="page7" draw:style-name="dp1" draw:master-page-name="Default">
        <draw:custom-shape draw:style-name="gr15" draw:text-style-name="P3" xml:id="id145" draw:id="id145" draw:layer="layout" svg:width="16.891cm" svg:height="6.604cm" svg:x="16.875cm" svg:y="18.399cm">
          <text:p text:style-name="P2"><text:span text:style-name="T3">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4" xml:id="id137" draw:id="id137" draw:layer="layout" svg:width="3.81cm" svg:height="2.54cm" svg:x="4.683cm" svg:y="8.112cm">
          <text:p text:style-name="P2"><text:span text:style-name="T8">Receive</text:span></text:p>
          <text:p text:style-name="P2"><text:span text:style-name="T8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4" xml:id="id139" draw:id="id139" draw:layer="layout" svg:width="3.81cm" svg:height="2.54cm" svg:x="10.652cm" svg:y="8.239cm">
          <text:p text:style-name="P2"><text:span text:style-name="T8">Update</text:span></text:p>
          <text:p text:style-name="P2"><text:span text:style-name="T8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3" xml:id="id138" draw:id="id138" draw:layer="layout" svg:width="1.27cm" svg:height="1.27cm" svg:x="1.635cm" svg:y="9.0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text-style-name="P3" xml:id="id135" draw:id="id135" draw:layer="layout" svg:width="1.27cm" svg:height="1.27cm" svg:x="6.153cm" svg:y="1.554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3" xml:id="id136" draw:id="id136" draw:layer="layout" svg:width="3.81cm" svg:height="2.54cm" svg:x="4.81cm" svg:y="4.375cm">
          <text:p text:style-name="P2"><text:span text:style-name="T3">Epo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3" draw:layer="layout" draw:type="curve" svg:x1="6.788cm" svg:y1="2.824cm" svg:x2="6.715cm" svg:y2="4.375cm" draw:start-shape="id135" draw:start-glue-point="6" draw:end-shape="id136" draw:end-glue-point="4" svg:d="M6788 2824c0 1164-73 389-73 1551" svg:viewBox="0 0 74 1552">
          <text:p/>
        </draw:connector>
        <draw:connector draw:style-name="gr20" draw:text-style-name="P3" draw:layer="layout" draw:type="curve" svg:x1="6.715cm" svg:y1="6.765cm" svg:x2="6.588cm" svg:y2="8.112cm" draw:start-shape="id136" draw:start-glue-point="6" draw:end-shape="id137" draw:end-glue-point="4" svg:d="M6715 6765c0 1123-127 450-127 1347" svg:viewBox="0 0 128 1348">
          <text:p/>
        </draw:connector>
        <draw:connector draw:style-name="gr19" draw:text-style-name="P3" draw:layer="layout" draw:type="curve" svg:x1="2.905cm" svg:y1="9.636cm" svg:x2="4.683cm" svg:y2="9.382cm" draw:start-shape="id138" draw:start-glue-point="7" draw:end-shape="id137" draw:end-glue-point="5" svg:d="M2905 9636c1335 0 446-254 1778-254" svg:viewBox="0 0 1779 255">
          <text:p/>
        </draw:connector>
        <draw:connector draw:style-name="gr19" draw:text-style-name="P3" draw:layer="layout" draw:type="curve" svg:x1="8.493cm" svg:y1="9.382cm" svg:x2="10.652cm" svg:y2="9.509cm" draw:start-shape="id137" draw:start-glue-point="7" draw:end-shape="id139" draw:end-glue-point="5" svg:d="M8493 9382c1620 0 541 127 2159 127" svg:viewBox="0 0 2160 128">
          <text:p/>
        </draw:connector>
        <draw:custom-shape draw:style-name="gr10" draw:text-style-name="P3" xml:id="id160" draw:id="id160" draw:layer="layout" svg:width="3.81cm" svg:height="2.54cm" svg:x="49.768cm" svg:y="16.748cm">
          <text:p text:style-name="P2"><text:span text:style-name="T3">Comman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3" xml:id="id143" draw:id="id143" draw:layer="layout" svg:width="3.81cm" svg:height="2.54cm" svg:x="50.149cm" svg:y="12.811cm">
          <text:p text:style-name="P2"><text:span text:style-name="T3">Send</text:span></text:p>
          <text:p text:style-name="P2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59" draw:id="id159" draw:layer="layout" svg:width="3.81cm" svg:height="2.54cm" svg:x="49.133cm" svg:y="26.527cm">
          <text:p text:style-name="P2"><text:span text:style-name="T3">Produ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3" xml:id="id161" draw:id="id161" draw:layer="layout" svg:width="3.81cm" svg:height="2.54cm" svg:x="40.243cm" svg:y="15.224cm">
          <text:p text:style-name="P2"><text:span text:style-name="T3">Command</text:span></text:p>
          <text:p text:style-name="P5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2" draw:text-style-name="P3" xml:id="id146" draw:id="id146" draw:layer="layout" svg:width="3.81cm" svg:height="2.54cm" svg:x="35.417cm" svg:y="17.764cm">
          <text:p text:style-name="P2"><text:span text:style-name="T3">Enqueue</text:span></text:p>
          <text:p text:style-name="P2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42" draw:id="id142" draw:layer="layout" svg:width="3.81cm" svg:height="2.54cm" svg:x="44.561cm" svg:y="12.619cm">
          <text:p text:style-name="P2"><text:span text:style-name="T3">Dequeue</text:span></text:p>
          <text:p text:style-name="P2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3" xml:id="id148" draw:id="id148" draw:layer="layout" svg:width="3.81cm" svg:height="2.54cm" svg:x="35.163cm" svg:y="24.114cm">
          <text:p text:style-name="P2"><text:span text:style-name="T3">Enqueue</text:span></text:p>
          <text:p text:style-name="P2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62" draw:id="id162" draw:layer="layout" svg:width="3.81cm" svg:height="2.54cm" svg:x="38.084cm" svg:y="27.797cm">
          <text:p text:style-name="P2"><text:span text:style-name="T3">Product</text:span></text:p>
          <text:p text:style-name="P2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3" draw:text-style-name="P3" xml:id="id140" draw:id="id140" draw:layer="layout" svg:width="3.81cm" svg:height="2.54cm" svg:x="35.036cm" svg:y="11.03cm">
          <text:p text:style-name="P2"><text:span text:style-name="T3">Inspect</text:span></text:p>
          <text:p text:style-name="P2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3" xml:id="id153" draw:id="id153" draw:layer="layout" svg:width="3.81cm" svg:height="2.54cm" svg:x="49.133cm" svg:y="30.576cm">
          <text:p text:style-name="P2"><text:span text:style-name="T3">Send</text:span></text:p>
          <text:p text:style-name="P2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3" xml:id="id152" draw:id="id152" draw:layer="layout" svg:width="3.81cm" svg:height="2.54cm" svg:x="43.926cm" svg:y="30.703cm">
          <text:p text:style-name="P2"><text:span text:style-name="T3">Dequeue</text:span></text:p>
          <text:p text:style-name="P2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3" xml:id="id150" draw:id="id150" draw:layer="layout" svg:width="3.81cm" svg:height="2.54cm" svg:x="33.004cm" svg:y="32.608cm">
          <text:p text:style-name="P2"><text:span text:style-name="T3">Inspect</text:span></text:p>
          <text:p text:style-name="P2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3" xml:id="id141" draw:id="id141" draw:layer="layout" svg:width="3.81cm" svg:height="2.54cm" svg:x="40.103cm" svg:y="10.603cm">
          <text:p text:style-name="P2"><text:span text:style-name="T3">Margin before</text:span></text:p>
          <text:p text:style-name="P2"><text:span text:style-name="T3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3" xml:id="id158" draw:id="id158" draw:layer="layout" svg:width="1.27cm" svg:height="1.27cm" svg:x="57.388cm" svg:y="10.4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3" xml:id="id156" draw:id="id156" draw:layer="layout" svg:width="1.27cm" svg:height="1.27cm" svg:x="57.134cm" svg:y="33.3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3" xml:id="id149" draw:id="id149" draw:layer="layout" svg:width="1.27cm" svg:height="1.27cm" svg:x="41.259cm" svg:y="24.87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3" draw:layer="layout" draw:type="curve" svg:x1="38.846cm" svg:y1="12.3cm" svg:x2="40.103cm" svg:y2="11.873cm" draw:start-shape="id140" draw:start-glue-point="7" draw:end-shape="id141" draw:end-glue-point="5" svg:d="M38846 12300c787 0 159-427 1257-427" svg:viewBox="0 0 1258 428">
          <text:p/>
        </draw:connector>
        <draw:connector draw:style-name="gr27" draw:text-style-name="P3" draw:layer="layout" draw:type="curve" svg:x1="42.008cm" svg:y1="13.143cm" svg:x2="44.561cm" svg:y2="13.889cm" draw:start-shape="id141" draw:start-glue-point="6" draw:end-shape="id142" draw:end-glue-point="5" svg:d="M42008 13143c0 498 851 746 2553 746" svg:viewBox="0 0 2554 747">
          <text:p text:style-name="P2"><text:span text:style-name="T3">Yes</text:span></text:p>
        </draw:connector>
        <draw:connector draw:style-name="gr19" draw:text-style-name="P3" draw:layer="layout" draw:type="curve" svg:x1="48.371cm" svg:y1="13.889cm" svg:x2="50.149cm" svg:y2="14.081cm" draw:start-shape="id142" draw:start-glue-point="7" draw:end-shape="id143" draw:end-glue-point="5" svg:d="M48371 13889c1335 0 446 192 1778 192" svg:viewBox="0 0 1779 193">
          <text:p/>
        </draw:connector>
        <draw:connector draw:style-name="gr19" draw:text-style-name="P3" draw:layer="layout" draw:type="curve" svg:x1="53.959cm" svg:y1="14.081cm" svg:x2="55.102cm" svg:y2="11.603cm" draw:start-shape="id143" draw:start-glue-point="7" draw:end-shape="id144" draw:end-glue-point="8" svg:d="M53959 14081c762 0 1143-826 1143-2478" svg:viewBox="0 0 1144 2479">
          <text:p/>
        </draw:connector>
        <draw:connector draw:style-name="gr19" draw:text-style-name="P3" draw:layer="layout" draw:type="curve" svg:x1="33.766cm" svg:y1="21.701cm" svg:x2="35.417cm" svg:y2="19.034cm" draw:start-shape="id145" draw:start-glue-point="7" draw:end-shape="id146" svg:d="M33766 21701c1239 0 414-2667 1651-2667" svg:viewBox="0 0 1652 2668">
          <text:p/>
        </draw:connector>
        <draw:connector draw:style-name="gr19" draw:text-style-name="P3" draw:layer="layout" draw:type="curve" svg:x1="39.227cm" svg:y1="19.034cm" svg:x2="40.878cm" svg:y2="19.161cm" draw:start-shape="id146" draw:start-glue-point="7" draw:end-shape="id147" draw:end-glue-point="5" svg:d="M39227 19034c1239 0 414 127 1651 127" svg:viewBox="0 0 1652 128">
          <text:p/>
        </draw:connector>
        <draw:connector draw:style-name="gr19" draw:text-style-name="P3" draw:layer="layout" draw:type="curve" svg:x1="33.766cm" svg:y1="21.701cm" svg:x2="35.163cm" svg:y2="25.384cm" draw:start-shape="id145" draw:start-glue-point="7" draw:end-shape="id148" draw:end-glue-point="5" svg:d="M33766 21701c1048 0 350 3683 1397 3683" svg:viewBox="0 0 1398 3684">
          <text:p/>
        </draw:connector>
        <draw:connector draw:style-name="gr19" draw:text-style-name="P3" draw:layer="layout" draw:type="curve" svg:x1="38.973cm" svg:y1="25.384cm" svg:x2="41.259cm" svg:y2="25.511cm" draw:start-shape="id148" draw:end-shape="id149" draw:end-glue-point="5" svg:d="M38973 25384c1716 0 573 127 2286 127" svg:viewBox="0 0 2287 128">
          <text:p/>
        </draw:connector>
        <draw:connector draw:style-name="gr19" draw:text-style-name="P3" draw:layer="layout" draw:type="curve" svg:x1="36.814cm" svg:y1="33.878cm" svg:x2="38.592cm" svg:y2="33.624cm" draw:start-shape="id150" draw:start-glue-point="7" draw:end-shape="id151" draw:end-glue-point="5" svg:d="M36814 33878c1177 0 289-254 1778-254" svg:viewBox="0 0 1779 255">
          <text:p/>
        </draw:connector>
        <draw:connector draw:style-name="gr27" draw:text-style-name="P3" draw:layer="layout" draw:type="curve" svg:x1="40.497cm" svg:y1="32.354cm" svg:x2="43.926cm" svg:y2="31.973cm" draw:start-shape="id151" draw:start-glue-point="4" draw:end-shape="id152" draw:end-glue-point="5" svg:d="M40497 32354c0-751 1386-626 1997-533s447 152 1432 152" svg:viewBox="0 0 3430 604">
          <text:p text:style-name="P2"><text:span text:style-name="T3">Yes</text:span></text:p>
        </draw:connector>
        <draw:connector draw:style-name="gr19" draw:text-style-name="P3" draw:layer="layout" draw:type="curve" svg:x1="47.736cm" svg:y1="31.973cm" svg:x2="49.133cm" svg:y2="31.846cm" draw:start-shape="id152" draw:start-glue-point="7" draw:end-shape="id153" draw:end-glue-point="5" svg:d="M47736 31973c1048 0 350-127 1397-127" svg:viewBox="0 0 1398 128">
          <text:p/>
        </draw:connector>
        <draw:custom-shape draw:style-name="gr28" draw:text-style-name="P3" xml:id="id144" draw:id="id144" draw:layer="layout" svg:width="1.27cm" svg:height="1.27cm" svg:x="54.467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" xml:id="id154" draw:id="id154" draw:layer="layout" svg:width="1.27cm" svg:height="1.27cm" svg:x="53.959cm" svg:y="33.24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9" draw:text-style-name="P3" draw:layer="layout" draw:type="curve" svg:x1="52.943cm" svg:y1="31.846cm" svg:x2="54.594cm" svg:y2="33.243cm" draw:start-shape="id153" draw:start-glue-point="7" draw:end-shape="id154" draw:end-glue-point="4" svg:d="M52943 31846c1101 0 1651 465 1651 1397" svg:viewBox="0 0 1652 1398">
          <text:p/>
        </draw:connector>
        <draw:connector draw:style-name="gr27" draw:text-style-name="P3" draw:layer="layout" draw:type="curve" svg:x1="40.497cm" svg:y1="34.894cm" svg:x2="43.926cm" svg:y2="36.545cm" draw:start-shape="id151" draw:start-glue-point="6" draw:end-shape="id155" draw:end-glue-point="5" svg:d="M40497 34894c0 1101 1143 1651 3429 1651" svg:viewBox="0 0 3430 1652">
          <text:p text:style-name="P2"><text:span text:style-name="T3">No</text:span></text:p>
        </draw:connector>
        <draw:connector draw:style-name="gr19" draw:text-style-name="P3" draw:layer="layout" draw:type="curve" svg:x1="55.229cm" svg:y1="33.878cm" svg:x2="57.134cm" svg:y2="34.005cm" draw:start-shape="id154" draw:start-glue-point="10" draw:end-shape="id156" draw:end-glue-point="5" svg:d="M55229 33878c1429 0 477 127 1905 127" svg:viewBox="0 0 1906 128">
          <text:p/>
        </draw:connector>
        <draw:connector draw:style-name="gr27" draw:text-style-name="P3" draw:layer="layout" draw:type="curve" svg:x1="42.008cm" svg:y1="10.603cm" svg:x2="44.434cm" svg:y2="9.455cm" draw:start-shape="id141" draw:start-glue-point="4" draw:end-shape="id157" draw:end-glue-point="5" svg:d="M42008 10603c0-766 808-1148 2426-1148" svg:viewBox="0 0 2427 1149">
          <text:p text:style-name="P2"><text:span text:style-name="T3">No</text:span></text:p>
        </draw:connector>
        <draw:connector draw:style-name="gr19" draw:text-style-name="P3" draw:layer="layout" draw:type="curve" svg:x1="55.737cm" svg:y1="10.968cm" svg:x2="57.388cm" svg:y2="11.095cm" draw:start-shape="id144" draw:start-glue-point="10" draw:end-shape="id158" draw:end-glue-point="5" svg:d="M55737 10968c1239 0 414 127 1651 127" svg:viewBox="0 0 1652 128">
          <text:p/>
        </draw:connector>
        <draw:connector draw:style-name="gr20" draw:text-style-name="P3" draw:layer="layout" draw:type="curve" svg:x1="51.038cm" svg:y1="30.576cm" svg:x2="51.038cm" svg:y2="28.917cm" draw:start-shape="id153" draw:start-glue-point="4" draw:end-shape="id159" draw:end-glue-point="6" svg:d="M51038 30576v-1659" svg:viewBox="0 0 1 1660">
          <text:p/>
        </draw:connector>
        <draw:connector draw:style-name="gr20" draw:text-style-name="P3" draw:layer="layout" draw:type="curve" svg:x1="52.054cm" svg:y1="15.351cm" svg:x2="51.673cm" svg:y2="16.748cm" draw:start-shape="id143" draw:start-glue-point="6" draw:end-shape="id160" draw:end-glue-point="4" svg:d="M52054 15351c0 1048-381 350-381 1397" svg:viewBox="0 0 382 1398">
          <text:p/>
        </draw:connector>
        <draw:connector draw:style-name="gr20" draw:text-style-name="P3" draw:layer="layout" draw:type="curve" svg:x1="37.322cm" svg:y1="17.764cm" svg:x2="40.243cm" svg:y2="16.494cm" draw:start-shape="id146" draw:start-glue-point="4" draw:end-shape="id161" draw:end-glue-point="5" svg:d="M37322 17764c0-847 973-1270 2921-1270" svg:viewBox="0 0 2922 1271">
          <text:p/>
        </draw:connector>
        <draw:connector draw:style-name="gr20" draw:text-style-name="P3" draw:layer="layout" draw:type="curve" svg:x1="44.053cm" svg:y1="16.494cm" svg:x2="46.466cm" svg:y2="15.159cm" draw:start-shape="id161" draw:start-glue-point="8" draw:end-shape="id142" draw:end-glue-point="6" svg:d="M44053 16494c1609 0 2413-445 2413-1335" svg:viewBox="0 0 2414 1336">
          <text:p/>
        </draw:connector>
        <draw:connector draw:style-name="gr20" draw:text-style-name="P3" draw:layer="layout" draw:type="curve" svg:x1="37.068cm" svg:y1="26.654cm" svg:x2="38.084cm" svg:y2="29.067cm" draw:start-shape="id148" draw:start-glue-point="6" draw:end-shape="id162" draw:end-glue-point="5" svg:d="M37068 26654c0 1609 338 2413 1016 2413" svg:viewBox="0 0 1017 2414">
          <text:p/>
        </draw:connector>
        <draw:connector draw:style-name="gr20" draw:text-style-name="P3" draw:layer="layout" draw:type="curve" svg:x1="41.894cm" svg:y1="29.067cm" svg:x2="45.831cm" svg:y2="30.703cm" draw:end-shape="id152" draw:end-glue-point="4" svg:d="M41894 29067c0 852 3937 34 3937 1636" svg:viewBox="0 0 3938 1637">
          <text:p/>
        </draw:connector>
        <draw:custom-shape draw:style-name="gr18" draw:text-style-name="P3" xml:id="id164" draw:id="id164" draw:layer="layout" svg:width="1.27cm" svg:height="1.27cm" draw:transform="rotate (-3.14159265358979) translate (52.308cm 21.955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8" draw:text-style-name="P3" xml:id="id163" draw:id="id163" draw:layer="layout" svg:width="1.27cm" svg:height="1.27cm" svg:x="50.657cm" svg:y="23.733cm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9" draw:text-style-name="P3" draw:layer="layout" draw:type="curve" svg:x1="51.038cm" svg:y1="26.527cm" svg:x2="51.293cm" svg:y2="25.003cm" draw:start-shape="id159" draw:start-glue-point="4" draw:end-shape="id163" draw:end-glue-point="6" svg:d="M51038 26527c0-1141 255-380 255-1524" svg:viewBox="0 0 256 1525">
          <text:p/>
        </draw:connector>
        <draw:connector draw:style-name="gr19" draw:text-style-name="P3" draw:layer="layout" draw:type="curve" svg:x1="51.673cm" svg:y1="19.138cm" svg:x2="51.673cm" svg:y2="20.685cm" draw:start-shape="id160" draw:start-glue-point="6" draw:end-shape="id164" draw:end-glue-point="6" svg:d="M51673 19138v1547" svg:viewBox="0 0 1 1548">
          <text:p/>
        </draw:connector>
        <draw:custom-shape draw:style-name="gr30" draw:text-style-name="P3" xml:id="id166" draw:id="id166" draw:layer="layout" svg:width="3.81cm" svg:height="2.54cm" svg:x="10.398cm" svg:y="18.526cm">
          <text:p text:style-name="P2"><text:span text:style-name="T3">Receive</text:span></text:p>
          <text:p text:style-name="P2"><text:span text:style-name="T3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xml:id="id167" draw:id="id167" draw:layer="layout" svg:width="3.81cm" svg:height="2.54cm" svg:x="10.144cm" svg:y="14.97cm">
          <text:p text:style-name="P2"><text:span text:style-name="T3">Telemetr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xml:id="id168" draw:id="id168" draw:layer="layout" svg:width="1.27cm" svg:height="1.27cm" svg:x="11.287cm" svg:y="12.557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7" draw:text-style-name="P3" xml:id="id165" draw:id="id165" draw:layer="layout" svg:width="1.27cm" svg:height="1.27cm" svg:x="7.858cm" svg:y="19.16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5" draw:text-style-name="P3" xml:id="id151" draw:id="id151" draw:layer="layout" svg:width="3.81cm" svg:height="2.54cm" svg:x="38.592cm" svg:y="32.354cm">
          <text:p text:style-name="P2"><text:span text:style-name="T3">Margin around</text:span></text:p>
          <text:p text:style-name="P2"><text:span text:style-name="T3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9" draw:text-style-name="P3" draw:layer="layout" draw:type="curve" svg:x1="9.128cm" svg:y1="19.796cm" svg:x2="10.398cm" svg:y2="19.796cm" draw:start-shape="id165" draw:start-glue-point="7" draw:end-shape="id166" draw:end-glue-point="5" svg:d="M9128 19796h1270" svg:viewBox="0 0 1271 1">
          <text:p/>
        </draw:connector>
        <draw:connector draw:style-name="gr20" draw:text-style-name="P3" draw:layer="layout" draw:type="curve" svg:x1="12.049cm" svg:y1="17.36cm" svg:x2="12.303cm" svg:y2="18.526cm" draw:start-shape="id167" draw:start-glue-point="6" draw:end-shape="id166" draw:end-glue-point="4" svg:d="M12049 17360c0 988 254 406 254 1166" svg:viewBox="0 0 255 1167">
          <text:p/>
        </draw:connector>
        <draw:connector draw:style-name="gr19" draw:text-style-name="P3" draw:layer="layout" draw:type="curve" svg:x1="11.922cm" svg:y1="13.827cm" svg:x2="12.049cm" svg:y2="14.97cm" draw:start-shape="id168" draw:start-glue-point="6" draw:end-shape="id167" draw:end-glue-point="4" svg:d="M11922 13827c0 858 127 287 127 1143" svg:viewBox="0 0 128 1144">
          <text:p/>
        </draw:connector>
        <draw:connector draw:style-name="gr19" draw:text-style-name="P3" draw:layer="layout" draw:type="curve" svg:x1="14.208cm" svg:y1="19.796cm" svg:x2="16.875cm" svg:y2="21.701cm" draw:start-shape="id166" draw:start-glue-point="7" draw:end-shape="id145" draw:end-glue-point="5" svg:d="M14208 19796c2001 0 668 1905 2667 1905" svg:viewBox="0 0 2668 1906">
          <text:p/>
        </draw:connector>
        <draw:custom-shape draw:style-name="gr30" draw:text-style-name="P3" xml:id="id170" draw:id="id170" draw:layer="layout" svg:width="3.81cm" svg:height="2.54cm" svg:x="10.144cm" svg:y="22.082cm">
          <text:p text:style-name="P2"><text:span text:style-name="T3">Receive</text:span></text:p>
          <text:p text:style-name="P2"><text:span text:style-name="T3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3" xml:id="id169" draw:id="id169" draw:layer="layout" svg:width="1.27cm" svg:height="1.27cm" svg:x="7.604cm" svg:y="22.71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9" draw:text-style-name="P3" draw:layer="layout" draw:type="curve" svg:x1="8.874cm" svg:y1="23.352cm" svg:x2="10.144cm" svg:y2="23.352cm" draw:start-shape="id169" draw:start-glue-point="7" draw:end-shape="id170" draw:end-glue-point="5" svg:d="M8874 23352h1270" svg:viewBox="0 0 1271 1">
          <text:p/>
        </draw:connector>
        <draw:connector draw:style-name="gr19" draw:text-style-name="P3" draw:layer="layout" draw:type="curve" svg:x1="13.954cm" svg:y1="23.352cm" svg:x2="16.875cm" svg:y2="21.701cm" draw:start-shape="id170" draw:start-glue-point="7" draw:end-shape="id145" draw:end-glue-point="5" svg:d="M13954 23352c2191 0 731-1651 2921-1651" svg:viewBox="0 0 2922 1652">
          <text:p/>
        </draw:connector>
        <draw:connector draw:style-name="gr20" draw:text-style-name="P3" draw:layer="layout" draw:type="curve" svg:x1="12.049cm" svg:y1="26.146cm" svg:x2="12.049cm" svg:y2="24.622cm" draw:start-shape="id171" draw:start-glue-point="4" draw:end-shape="id170" draw:end-glue-point="6" svg:d="M12049 26146v-1524" svg:viewBox="0 0 1 1525">
          <text:p/>
        </draw:connector>
        <draw:custom-shape draw:style-name="gr10" draw:text-style-name="P3" xml:id="id171" draw:id="id171" draw:layer="layout" svg:width="3.81cm" svg:height="2.54cm" svg:x="10.144cm" svg:y="26.146cm">
          <text:p text:style-name="P2"><text:span text:style-name="T3">Acknowled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72" draw:id="id172" draw:layer="layout" svg:width="1.27cm" svg:height="1.27cm" svg:x="30.337cm" svg:y="33.00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3" xml:id="id173" draw:id="id173" draw:layer="layout" svg:width="1.27cm" svg:height="1.27cm" svg:x="31.988cm" svg:y="11.44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9" draw:text-style-name="P3" draw:layer="layout" draw:type="curve" svg:x1="31.607cm" svg:y1="33.639cm" svg:x2="33.004cm" svg:y2="33.878cm" draw:start-shape="id172" draw:start-glue-point="7" draw:end-shape="id150" draw:end-glue-point="5" svg:d="M31607 33639c1048 0 350 239 1397 239" svg:viewBox="0 0 1398 240">
          <text:p/>
        </draw:connector>
        <draw:connector draw:style-name="gr19" draw:text-style-name="P3" draw:layer="layout" draw:type="curve" svg:x1="33.258cm" svg:y1="12.084cm" svg:x2="35.036cm" svg:y2="12.3cm" draw:start-shape="id173" draw:start-glue-point="7" draw:end-shape="id140" draw:end-glue-point="5" svg:d="M33258 12084c1335 0 446 216 1778 216" svg:viewBox="0 0 1779 217">
          <text:p/>
        </draw:connector>
        <draw:custom-shape draw:style-name="gr26" draw:text-style-name="P3" xml:id="id174" draw:id="id174" draw:layer="layout" svg:width="1.27cm" svg:height="1.27cm" svg:x="16.275cm" svg:y="8.66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3" draw:layer="layout" draw:type="curve" svg:x1="14.462cm" svg:y1="9.509cm" svg:x2="16.275cm" svg:y2="9.301cm" draw:start-shape="id139" draw:start-glue-point="7" draw:end-shape="id174" draw:end-glue-point="5" svg:d="M14462 9509c1360 0 454-208 1813-208" svg:viewBox="0 0 1814 209">
          <text:p/>
        </draw:connector>
        <draw:custom-shape draw:style-name="gr18" draw:text-style-name="P3" xml:id="id175" draw:id="id175" draw:layer="layout" svg:width="1.27cm" svg:height="1.27cm" draw:transform="rotate (-3.14159265358979) translate (12.684cm 31.2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9" draw:text-style-name="P3" draw:layer="layout" draw:type="curve" svg:x1="12.049cm" svg:y1="29.956cm" svg:x2="12.049cm" svg:y2="28.536cm" draw:start-shape="id175" draw:start-glue-point="6" draw:end-shape="id171" draw:end-glue-point="6" svg:d="M12049 29956v-1420" svg:viewBox="0 0 1 1421">
          <text:p/>
        </draw:connector>
        <draw:custom-shape draw:style-name="gr31" draw:text-style-name="P1" xml:id="id176" draw:id="id176" draw:layer="layout" svg:width="3.81cm" svg:height="2.54cm" svg:x="49.26cm" svg:y="37.472cm">
          <text:p text:style-name="P2"><text:span text:style-name="T1">Dequeue</text:span></text:p>
          <text:p text:style-name="P2"><text:span text:style-name="T1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1" xml:id="id155" draw:id="id155" draw:layer="layout" svg:width="3.81cm" svg:height="2.54cm" svg:x="43.926cm" svg:y="35.275cm">
          <text:p text:style-name="P2"><text:span text:style-name="T1">Margin after</text:span></text:p>
          <text:p text:style-name="P2"><text:span text:style-name="T1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2" draw:text-style-name="P3" draw:layer="layout" draw:type="curve" svg:x1="45.831cm" svg:y1="37.815cm" svg:x2="49.26cm" svg:y2="38.742cm" draw:start-shape="id155" draw:start-glue-point="6" draw:end-shape="id176" draw:end-glue-point="5" svg:d="M45831 37815c0 618 1143 927 3429 927" svg:viewBox="0 0 3430 928">
          <text:p text:style-name="P2"><text:span text:style-name="T3">Yes</text:span></text:p>
        </draw:connector>
        <draw:connector draw:style-name="gr29" draw:text-style-name="P3" draw:layer="layout" draw:type="curve" svg:x1="53.07cm" svg:y1="38.742cm" svg:x2="54.594cm" svg:y2="34.513cm" draw:start-shape="id176" draw:start-glue-point="7" draw:end-shape="id154" draw:end-glue-point="8" svg:d="M53070 38742c1016 0 1524-1409 1524-4229" svg:viewBox="0 0 1525 4230">
          <text:p/>
        </draw:connector>
        <draw:connector draw:style-name="gr32" draw:text-style-name="P3" draw:layer="layout" draw:type="curve" svg:x1="45.831cm" svg:y1="35.275cm" svg:x2="53.959cm" svg:y2="33.878cm" draw:start-shape="id155" draw:start-glue-point="4" draw:end-shape="id154" draw:end-glue-point="6" svg:d="M45831 35275c0-932 2709-1397 8128-1397" svg:viewBox="0 0 8129 1398">
          <text:p text:style-name="P2"><text:span text:style-name="T3">No</text:span></text:p>
        </draw:connector>
        <draw:custom-shape draw:style-name="gr33" draw:text-style-name="P1" xml:id="id177" draw:id="id177" draw:layer="layout" svg:width="3.81cm" svg:height="2.54cm" svg:x="49.641cm" svg:y="6.461cm">
          <text:p text:style-name="P2"><text:span text:style-name="T1">Dequeue</text:span></text:p>
          <text:p text:style-name="P2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3" draw:text-style-name="P1" xml:id="id157" draw:id="id157" draw:layer="layout" svg:width="3.81cm" svg:height="2.54cm" svg:x="44.434cm" svg:y="8.185cm">
          <text:p text:style-name="P2"><text:span text:style-name="T1">Margin after</text:span></text:p>
          <text:p text:style-name="P2"><text:span text:style-name="T1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9" draw:text-style-name="P3" draw:layer="layout" draw:type="curve" svg:x1="53.451cm" svg:y1="7.731cm" svg:x2="55.102cm" svg:y2="10.333cm" draw:start-shape="id177" draw:start-glue-point="7" draw:end-shape="id144" draw:end-glue-point="4" svg:d="M53451 7731c1101 0 1651 867 1651 2602" svg:viewBox="0 0 1652 2603">
          <text:p/>
        </draw:connector>
        <draw:connector draw:style-name="gr27" draw:text-style-name="P3" draw:layer="layout" draw:type="curve" svg:x1="46.339cm" svg:y1="8.185cm" svg:x2="49.641cm" svg:y2="7.731cm" draw:start-shape="id157" draw:start-glue-point="4" draw:end-shape="id177" draw:end-glue-point="5" svg:d="M46339 8185c0-751 1355-625 1958-551s455 97 1344 97" svg:viewBox="0 0 3303 609">
          <text:p text:style-name="P2"><text:span text:style-name="T3">Yes</text:span></text:p>
        </draw:connector>
        <draw:connector draw:style-name="gr27" draw:text-style-name="P3" draw:layer="layout" draw:type="curve" svg:x1="46.339cm" svg:y1="10.725cm" svg:x2="54.467cm" svg:y2="10.968cm" draw:start-shape="id157" draw:start-glue-point="6" draw:end-shape="id144" draw:end-glue-point="6" svg:d="M46339 10725c0 753 2561 627 3466 500s153-257 4662-257" svg:viewBox="0 0 8129 597">
          <text:p text:style-name="P2"><text:span text:style-name="T3">No</text:span></text:p>
        </draw:connector>
        <draw:custom-shape draw:style-name="gr26" draw:text-style-name="P3" xml:id="id147" draw:id="id147" draw:layer="layout" svg:width="1.27cm" svg:height="1.27cm" svg:x="40.878cm" svg:y="18.52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4" draw:text-style-name="P1" xml:id="id178" draw:id="id178" draw:layer="layout" svg:width="3.81cm" svg:height="2.54cm" svg:x="22.717cm" svg:y="21.32cm">
          <text:p text:style-name="P2"><text:span text:style-name="T1">Condi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7" draw:text-style-name="P3" draw:layer="layout" draw:type="curve" svg:x1="24.622cm" svg:y1="21.32cm" svg:x2="26.527cm" svg:y2="20.177cm" draw:start-shape="id178" draw:start-glue-point="4" draw:end-shape="id179" draw:end-glue-point="5" svg:d="M24622 21320c0-762 635-1143 1905-1143" svg:viewBox="0 0 1906 1144">
          <text:p text:style-name="P2"><text:span text:style-name="T3">Yes</text:span></text:p>
        </draw:connector>
        <draw:connector draw:style-name="gr27" draw:text-style-name="P3" draw:layer="layout" draw:type="curve" svg:x1="24.622cm" svg:y1="23.86cm" svg:x2="32.56cm" svg:y2="23.225cm" draw:start-shape="id178" draw:start-glue-point="6" draw:end-shape="id180" draw:end-glue-point="8" svg:d="M24622 23860c0 753 7938 1070 7938-635" svg:viewBox="0 0 7939 1244">
          <text:p text:style-name="P2"><text:span text:style-name="T3">No</text:span></text:p>
        </draw:connector>
        <draw:custom-shape draw:style-name="gr28" draw:text-style-name="P3" xml:id="id180" draw:id="id180" draw:layer="layout" svg:width="1.143cm" svg:height="1.27cm" svg:x="31.988cm" svg:y="21.95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0" draw:text-style-name="P3" xml:id="id181" draw:id="id181" draw:layer="layout" svg:width="3.81cm" svg:height="2.54cm" svg:x="17.637cm" svg:y="21.32cm">
          <text:p text:style-name="P2"><text:span text:style-name="T3">Ev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3" draw:layer="layout" draw:type="curve" svg:x1="21.447cm" svg:y1="22.59cm" svg:x2="22.717cm" svg:y2="22.59cm" draw:start-shape="id181" draw:start-glue-point="7" draw:end-shape="id178" draw:end-glue-point="5" svg:d="M21447 22590h1270" svg:viewBox="0 0 1271 1">
          <text:p/>
        </draw:connector>
        <draw:custom-shape draw:style-name="gr22" draw:text-style-name="P3" xml:id="id179" draw:id="id179" draw:layer="layout" svg:width="3.81cm" svg:height="2.54cm" svg:x="26.527cm" svg:y="18.907cm">
          <text:p text:style-name="P2"><text:span text:style-name="T3">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3" draw:layer="layout" draw:type="curve" svg:x1="30.337cm" svg:y1="20.177cm" svg:x2="32.56cm" svg:y2="21.955cm" draw:start-shape="id179" draw:start-glue-point="7" draw:end-shape="id180" draw:end-glue-point="4" svg:d="M30337 20177c1482 0 2223 592 2223 1778" svg:viewBox="0 0 2224 1779">
          <text:p/>
        </draw:connector>
        <draw:custom-shape draw:style-name="gr10" draw:text-style-name="P3" xml:id="id182" draw:id="id182" draw:layer="layout" svg:width="3.81cm" svg:height="2.54cm" svg:x="22.971cm" svg:y="14.843cm">
          <text:p text:style-name="P2"><text:span text:style-name="T3">Ru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xml:id="id183" draw:id="id183" draw:layer="layout" svg:width="1.27cm" svg:height="1.27cm" svg:x="23.987cm" svg:y="11.541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" draw:text-style-name="P3" draw:layer="layout" draw:type="curve" svg:x1="24.876cm" svg:y1="17.383cm" svg:x2="25.32cm" svg:y2="18.399cm" draw:start-shape="id182" draw:end-shape="id145" svg:d="M24876 17383c0 763 444 256 444 1016" svg:viewBox="0 0 445 1017">
          <text:p/>
        </draw:connector>
        <draw:connector draw:style-name="gr19" draw:text-style-name="P3" draw:layer="layout" draw:type="curve" svg:x1="24.622cm" svg:y1="12.811cm" svg:x2="24.876cm" svg:y2="14.843cm" draw:start-shape="id183" draw:start-glue-point="6" draw:end-shape="id182" draw:end-glue-point="4" svg:d="M24622 12811c0 1525 254 510 254 2032" svg:viewBox="0 0 255 2033">
          <text:p/>
        </draw:connector>
      </draw:page>
      <draw:page draw:name="page8" draw:style-name="dp1" draw:master-page-name="Default">
        <draw:custom-shape draw:style-name="gr35" draw:text-style-name="P1" xml:id="id197" draw:id="id197" draw:layer="layout" svg:width="3.81cm" svg:height="2.54cm" svg:x="15.478cm" svg:y="50.53cm">
          <text:p text:style-name="P2"><text:span text:style-name="T1">Produ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94" draw:id="id194" draw:layer="layout" svg:width="3.81cm" svg:height="2.54cm" svg:x="25.13cm" svg:y="19.161cm">
          <text:p text:style-name="P2"><text:span text:style-name="T1">Comman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90" draw:id="id190" draw:layer="layout" svg:width="3.81cm" svg:height="2.54cm" svg:x="11.668cm" svg:y="15.859cm">
          <text:p text:style-name="P2"><text:span text:style-name="T1">Telemetr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93" draw:id="id193" draw:layer="layout" svg:width="3.81cm" svg:height="2.54cm" svg:x="20.812cm" svg:y="18.145cm">
          <text:p text:style-name="P2"><text:span text:style-name="T1">Acknowled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2" xml:id="id184" draw:id="id184" draw:layer="layout" svg:width="3.81cm" svg:height="3.81cm" svg:x="14.208cm" svg:y="4.429cm">
          <text:p text:style-name="P2">Space</text:p>
          <text:p text:style-name="P2">segm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2" xml:id="id186" draw:id="id186" draw:layer="layout" svg:width="3.81cm" svg:height="3.81cm" svg:x="35.163cm" svg:y="22.463cm">
          <text:p text:style-name="P2">Ground</text:p>
          <text:p text:style-name="P2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2" xml:id="id198" draw:id="id198" draw:layer="layout" svg:width="3.81cm" svg:height="3.81cm" svg:x="28.051cm" svg:y="51.165cm">
          <text:p text:style-name="P2">User</text:p>
          <text:p text:style-name="P2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2" xml:id="id187" draw:id="id187" draw:layer="layout" svg:width="3.81cm" svg:height="3.81cm" svg:x="5.572cm" svg:y="36.306cm">
          <text:p text:style-name="P2">Control</text:p>
          <text:p text:style-name="P2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" draw:text-style-name="P1" xml:id="id185" draw:id="id185" draw:layer="layout" svg:width="3.81cm" svg:height="2.54cm" svg:x="31.226cm" svg:y="6.207cm">
          <text:p text:style-name="P2"><text:span text:style-name="T1">Track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200" draw:id="id200" draw:layer="layout" svg:width="3.81cm" svg:height="2.54cm" svg:x="18.399cm" svg:y="46.339cm">
          <text:p text:style-name="P2"><text:span text:style-name="T1">Reques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99" draw:id="id199" draw:layer="layout" svg:width="3.81cm" svg:height="2.54cm" svg:x="20.304cm" svg:y="42.91cm">
          <text:p text:style-name="P2"><text:span text:style-name="T1">Respons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89" draw:id="id189" draw:layer="layout" svg:width="3.81cm" svg:height="2.54cm" svg:x="19.288cm" svg:y="28.686cm">
          <text:p text:style-name="P2"><text:span text:style-name="T1">Publish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88" draw:id="id188" draw:layer="layout" svg:width="3.81cm" svg:height="2.54cm" svg:x="21.955cm" svg:y="31.48cm">
          <text:p text:style-name="P2"><text:span text:style-name="T1">Subscrib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8" draw:text-style-name="P2" draw:layer="layout" draw:type="curve" svg:x1="18.018cm" svg:y1="6.334cm" svg:x2="31.226cm" svg:y2="7.477cm" draw:start-shape="id184" draw:start-glue-point="10" draw:end-shape="id185" draw:end-glue-point="5" svg:d="M18018 6334c9907 0 3304 1143 13208 1143" svg:viewBox="0 0 13209 1144">
          <text:p/>
        </draw:connector>
        <draw:connector draw:style-name="gr38" draw:text-style-name="P2" draw:layer="layout" draw:type="curve" svg:x1="35.036cm" svg:y1="7.477cm" svg:x2="37.068cm" svg:y2="22.463cm" draw:start-shape="id185" draw:start-glue-point="7" draw:end-shape="id186" draw:end-glue-point="4" svg:d="M35036 7477c1355 0 2032 4995 2032 14986" svg:viewBox="0 0 2033 14987">
          <text:p/>
        </draw:connector>
        <draw:connector draw:style-name="gr38" draw:text-style-name="P2" draw:layer="layout" draw:type="curve" svg:x1="8.824cm" svg:y1="36.864cm" svg:x2="21.955cm" svg:y2="32.75cm" draw:start-shape="id187" draw:start-glue-point="11" draw:end-shape="id188" draw:end-glue-point="5" svg:d="M8824 36864c10267 0 3702-4114 13131-4114" svg:viewBox="0 0 13132 4115">
          <text:p/>
        </draw:connector>
        <draw:connector draw:style-name="gr38" draw:text-style-name="P2" draw:layer="layout" draw:type="curve" svg:x1="19.288cm" svg:y1="29.956cm" svg:x2="8.824cm" svg:y2="36.864cm" draw:start-shape="id189" draw:start-glue-point="5" draw:end-shape="id187" draw:end-glue-point="11" svg:d="M19288 29956c-7428 0-2196 6908-10464 6908" svg:viewBox="0 0 10465 6909">
          <text:p/>
        </draw:connector>
        <draw:connector draw:style-name="gr38" draw:text-style-name="P2" draw:layer="layout" draw:type="curve" svg:x1="25.765cm" svg:y1="32.75cm" svg:x2="35.721cm" svg:y2="25.715cm" draw:start-shape="id188" draw:start-glue-point="7" draw:end-shape="id186" draw:end-glue-point="7" svg:d="M25765 32750c7050 0 2072-7035 9956-7035" svg:viewBox="0 0 9957 7036">
          <text:p/>
        </draw:connector>
        <draw:connector draw:style-name="gr38" draw:text-style-name="P2" draw:layer="layout" draw:type="curve" svg:x1="35.721cm" svg:y1="25.715cm" svg:x2="23.098cm" svg:y2="29.956cm" draw:start-shape="id186" draw:start-glue-point="7" draw:end-shape="id189" draw:end-glue-point="7" svg:d="M35721 25715c-9885 0-3574 4241-12623 4241" svg:viewBox="0 0 12624 4242">
          <text:p/>
        </draw:connector>
        <draw:connector draw:style-name="gr39" draw:text-style-name="P2" draw:layer="layout" draw:type="curve" svg:x1="13.573cm" svg:y1="18.249cm" svg:x2="13.065cm" svg:y2="23.86cm" draw:start-shape="id190" draw:start-glue-point="6" draw:end-shape="id191" draw:end-glue-point="4" svg:d="M13573 18249c0 4321-508 1516-508 5611" svg:viewBox="0 0 509 5612">
          <text:p/>
        </draw:connector>
        <draw:connector draw:style-name="gr39" draw:text-style-name="P2" draw:layer="layout" draw:type="curve" svg:x1="25.257cm" svg:y1="14.82cm" svg:x2="13.573cm" svg:y2="15.859cm" draw:start-shape="id192" draw:start-glue-point="6" draw:end-shape="id190" draw:end-glue-point="4" svg:d="M25257 14820c0 978-5841 652-5841 595s-5843-307-5843 444" svg:viewBox="0 0 11685 1040">
          <text:p/>
        </draw:connector>
        <draw:connector draw:style-name="gr39" draw:text-style-name="P2" draw:layer="layout" draw:type="curve" svg:x1="22.717cm" svg:y1="20.535cm" svg:x2="13.065cm" svg:y2="23.86cm" draw:start-shape="id193" draw:start-glue-point="6" draw:end-shape="id191" draw:end-glue-point="4" svg:d="M22717 20535c0 2607-9652 945-9652 3325" svg:viewBox="0 0 9653 3326">
          <text:p/>
        </draw:connector>
        <draw:connector draw:style-name="gr39" draw:text-style-name="P2" draw:layer="layout" draw:type="curve" svg:x1="25.257cm" svg:y1="14.82cm" svg:x2="22.717cm" svg:y2="18.145cm" draw:start-shape="id192" draw:start-glue-point="6" draw:end-shape="id193" draw:end-glue-point="4" svg:d="M25257 14820c0 2607-2540 945-2540 3325" svg:viewBox="0 0 2541 3326">
          <text:p/>
        </draw:connector>
        <draw:connector draw:style-name="gr39" draw:text-style-name="P2" draw:layer="layout" draw:type="curve" svg:x1="27.035cm" svg:y1="19.161cm" svg:x2="28.559cm" svg:y2="11.899cm" draw:start-shape="id194" draw:start-glue-point="4" draw:end-shape="id195" draw:end-glue-point="6" svg:d="M27035 19161c0-5332 1524-1702 1524-7262" svg:viewBox="0 0 1525 7263">
          <text:p/>
        </draw:connector>
        <draw:connector draw:style-name="gr39" draw:text-style-name="P2" draw:layer="layout" draw:type="curve" svg:x1="15.351cm" svg:y1="26.908cm" svg:x2="27.035cm" svg:y2="21.551cm" draw:start-shape="id196" draw:start-glue-point="4" draw:end-shape="id194" draw:end-glue-point="6" svg:d="M15351 26908c0-3904 11684-1226 11684-5357" svg:viewBox="0 0 11685 5358">
          <text:p/>
        </draw:connector>
        <draw:connector draw:style-name="gr38" draw:text-style-name="P2" draw:layer="layout" draw:type="curve" svg:x1="19.288cm" svg:y1="51.8cm" svg:x2="28.051cm" svg:y2="53.07cm" draw:start-shape="id197" draw:start-glue-point="7" draw:end-shape="id198" draw:end-glue-point="6" svg:d="M19288 51800c6573 0 2192 1270 8763 1270" svg:viewBox="0 0 8764 1271">
          <text:p/>
        </draw:connector>
        <draw:connector draw:style-name="gr38" draw:text-style-name="P2" draw:layer="layout" draw:type="curve" svg:x1="7.477cm" svg:y1="40.116cm" svg:x2="15.478cm" svg:y2="51.8cm" draw:start-shape="id187" draw:start-glue-point="8" draw:end-shape="id197" draw:end-glue-point="5" svg:d="M7477 40116c0 7790 2667 11684 8001 11684" svg:viewBox="0 0 8002 11685">
          <text:p/>
        </draw:connector>
        <draw:connector draw:style-name="gr38" draw:text-style-name="P2" draw:layer="layout" draw:type="curve" svg:x1="24.114cm" svg:y1="44.18cm" svg:x2="28.609cm" svg:y2="51.723cm" draw:start-shape="id199" draw:start-glue-point="7" draw:end-shape="id198" draw:end-glue-point="5" svg:d="M24114 44180c2953 0 706 7543 4495 7543" svg:viewBox="0 0 4496 7544">
          <text:p/>
        </draw:connector>
        <draw:connector draw:style-name="gr38" draw:text-style-name="P2" draw:layer="layout" draw:type="curve" svg:x1="8.824cm" svg:y1="39.558cm" svg:x2="20.304cm" svg:y2="44.18cm" draw:start-shape="id187" draw:start-glue-point="9" draw:end-shape="id199" draw:end-glue-point="5" svg:d="M8824 39558c9030 0 3290 4622 11480 4622" svg:viewBox="0 0 11481 4623">
          <text:p/>
        </draw:connector>
        <draw:connector draw:style-name="gr38" draw:text-style-name="P2" draw:layer="layout" draw:type="curve" svg:x1="28.609cm" svg:y1="51.723cm" svg:x2="22.209cm" svg:y2="47.609cm" draw:start-shape="id198" draw:start-glue-point="5" draw:end-shape="id200" draw:end-glue-point="7" svg:d="M28609 51723c-5217 0-2017-4114-6400-4114" svg:viewBox="0 0 6401 4115">
          <text:p/>
        </draw:connector>
        <draw:connector draw:style-name="gr38" draw:text-style-name="P2" draw:layer="layout" draw:type="curve" svg:x1="18.399cm" svg:y1="47.609cm" svg:x2="8.824cm" svg:y2="39.558cm" draw:start-shape="id200" draw:start-glue-point="5" draw:end-shape="id187" draw:end-glue-point="9" svg:d="M18399 47609c-6762 0-1975-8051-9575-8051" svg:viewBox="0 0 9576 8052">
          <text:p/>
        </draw:connector>
        <draw:custom-shape draw:style-name="gr36" draw:text-style-name="P1" xml:id="id201" draw:id="id201" draw:layer="layout" svg:width="3.81cm" svg:height="2.54cm" svg:x="28.305cm" svg:y="36.052cm">
          <text:p text:style-name="P2"><text:span text:style-name="T1">Conta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202" draw:id="id202" draw:layer="layout" svg:width="3.81cm" svg:height="2.54cm" svg:x="27.162cm" svg:y="33.004cm">
          <text:p text:style-name="P2"><text:span text:style-name="T1">Schedu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8" draw:text-style-name="P2" draw:layer="layout" draw:type="curve" svg:x1="9.382cm" svg:y1="38.211cm" svg:x2="28.305cm" svg:y2="37.322cm" draw:start-shape="id187" draw:start-glue-point="10" draw:end-shape="id201" draw:end-glue-point="5" svg:d="M9382 38211c14193 0 4732-889 18923-889" svg:viewBox="0 0 18924 890">
          <text:p/>
        </draw:connector>
        <draw:connector draw:style-name="gr38" draw:text-style-name="P2" draw:layer="layout" draw:type="curve" svg:x1="27.162cm" svg:y1="34.274cm" svg:x2="9.382cm" svg:y2="38.211cm" draw:start-shape="id202" draw:start-glue-point="5" draw:end-shape="id187" draw:end-glue-point="10" svg:d="M27162 34274c-13333 0-4444 3937-17780 3937" svg:viewBox="0 0 17781 3938">
          <text:p/>
        </draw:connector>
        <draw:connector draw:style-name="gr38" draw:text-style-name="P2" draw:layer="layout" draw:type="curve" svg:x1="32.115cm" svg:y1="37.322cm" svg:x2="37.068cm" svg:y2="26.273cm" draw:start-shape="id201" draw:start-glue-point="7" draw:end-shape="id186" draw:end-glue-point="8" svg:d="M32115 37322c3302 0 4953-3683 4953-11049" svg:viewBox="0 0 4954 11050">
          <text:p/>
        </draw:connector>
        <draw:connector draw:style-name="gr38" draw:text-style-name="P2" draw:layer="layout" draw:type="curve" svg:x1="37.068cm" svg:y1="26.273cm" svg:x2="30.972cm" svg:y2="34.274cm" draw:start-shape="id186" draw:start-glue-point="8" draw:end-shape="id202" draw:end-glue-point="7" svg:d="M37068 26273c0 5334-2032 8001-6096 8001" svg:viewBox="0 0 6097 8002">
          <text:p/>
        </draw:connector>
        <draw:custom-shape draw:style-name="gr36" draw:text-style-name="P1" xml:id="id195" draw:id="id195" draw:layer="layout" svg:width="3.81cm" svg:height="2.54cm" svg:x="26.654cm" svg:y="9.509cm">
          <text:p text:style-name="P2"><text:span text:style-name="T1">Uplink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92" draw:id="id192" draw:layer="layout" svg:width="3.81cm" svg:height="2.54cm" svg:x="23.352cm" svg:y="12.43cm">
          <text:p text:style-name="P2"><text:span text:style-name="T1">Downlink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91" draw:id="id191" draw:layer="layout" svg:width="3.81cm" svg:height="2.54cm" svg:x="11.16cm" svg:y="23.86cm">
          <text:p text:style-name="P2"><text:span text:style-name="T1">Forwar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196" draw:id="id196" draw:layer="layout" svg:width="3.81cm" svg:height="2.54cm" svg:x="13.446cm" svg:y="26.908cm">
          <text:p text:style-name="P2"><text:span text:style-name="T1">Revers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1" xml:id="id203" draw:id="id203" draw:layer="layout" svg:width="3.81cm" svg:height="2.54cm" svg:x="15.986cm" svg:y="17.129cm">
          <text:p text:style-name="P2"><text:span text:style-name="T1">Resul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9" draw:text-style-name="P2" draw:layer="layout" draw:type="curve" svg:x1="17.891cm" svg:y1="19.519cm" svg:x2="13.065cm" svg:y2="23.86cm" draw:start-shape="id203" draw:start-glue-point="6" draw:end-shape="id191" draw:end-glue-point="4" svg:d="M17891 19519c0 3369-4826 1199-4826 4341" svg:viewBox="0 0 4827 4342">
          <text:p/>
        </draw:connector>
        <draw:connector draw:style-name="gr39" draw:text-style-name="P2" draw:layer="layout" draw:type="curve" svg:x1="25.257cm" svg:y1="14.82cm" svg:x2="17.891cm" svg:y2="17.129cm" draw:start-shape="id192" draw:start-glue-point="6" draw:end-shape="id203" draw:end-glue-point="4" svg:d="M25257 14820c0 1845-7366 691-7366 2309" svg:viewBox="0 0 7367 2310">
          <text:p/>
        </draw:connector>
        <draw:connector draw:style-name="gr38" draw:text-style-name="P2" draw:layer="layout" draw:type="curve" svg:x1="27.162cm" svg:y1="13.7cm" svg:x2="35.721cm" svg:y2="23.021cm" draw:start-shape="id192" draw:start-glue-point="7" draw:end-shape="id186" draw:end-glue-point="5" svg:d="M27162 13700c6001 0 1722 9321 8559 9321" svg:viewBox="0 0 8560 9322">
          <text:p/>
        </draw:connector>
        <draw:connector draw:style-name="gr38" draw:text-style-name="P2" draw:layer="layout" draw:type="curve" svg:x1="17.46cm" svg:y1="7.681cm" svg:x2="23.352cm" svg:y2="13.7cm" draw:start-shape="id184" draw:start-glue-point="9" draw:end-shape="id192" draw:end-glue-point="5" svg:d="M17460 7681c4839 0 1893 6019 5892 6019" svg:viewBox="0 0 5893 6020">
          <text:p/>
        </draw:connector>
        <draw:connector draw:style-name="gr38" draw:text-style-name="P2" draw:layer="layout" draw:type="curve" svg:x1="26.654cm" svg:y1="10.779cm" svg:x2="17.46cm" svg:y2="7.681cm" draw:start-shape="id195" draw:start-glue-point="5" draw:end-shape="id184" draw:end-glue-point="9" svg:d="M26654 10779c-6475 0-1879-3098-9194-3098" svg:viewBox="0 0 9195 3099">
          <text:p/>
        </draw:connector>
        <draw:connector draw:style-name="gr38" draw:text-style-name="P2" draw:layer="layout" draw:type="curve" svg:x1="35.721cm" svg:y1="23.021cm" svg:x2="30.464cm" svg:y2="10.779cm" draw:start-shape="id186" draw:start-glue-point="5" draw:end-shape="id195" draw:end-glue-point="7" svg:d="M35721 23021c-4360 0-1732-12242-5257-12242" svg:viewBox="0 0 5258 12243">
          <text:p/>
        </draw:connector>
        <draw:connector draw:style-name="gr38" draw:text-style-name="P2" draw:layer="layout" draw:type="curve" svg:x1="7.477cm" svg:y1="36.306cm" svg:x2="13.446cm" svg:y2="28.178cm" draw:start-shape="id187" draw:start-glue-point="4" draw:end-shape="id196" draw:end-glue-point="5" svg:d="M7477 36306c0-5419 1989-8128 5969-8128" svg:viewBox="0 0 5970 8129">
          <text:p/>
        </draw:connector>
        <draw:connector draw:style-name="gr38" draw:text-style-name="P2" draw:layer="layout" draw:type="curve" svg:x1="17.256cm" svg:y1="28.178cm" svg:x2="35.163cm" svg:y2="24.368cm" draw:start-shape="id196" draw:start-glue-point="7" draw:end-shape="id186" draw:end-glue-point="6" svg:d="M17256 28178c13431 0 4478-3810 17907-3810" svg:viewBox="0 0 17908 3811">
          <text:p/>
        </draw:connector>
        <draw:connector draw:style-name="gr38" draw:text-style-name="P2" draw:layer="layout" draw:type="curve" svg:x1="35.163cm" svg:y1="24.368cm" svg:x2="14.97cm" svg:y2="25.13cm" draw:start-shape="id186" draw:start-glue-point="6" draw:end-shape="id191" draw:end-glue-point="7" svg:d="M35163 24368c-15144 0-5048 762-20193 762" svg:viewBox="0 0 20194 763">
          <text:p/>
        </draw:connector>
        <draw:connector draw:style-name="gr38" draw:text-style-name="P2" draw:layer="layout" draw:type="curve" svg:x1="11.16cm" svg:y1="25.13cm" svg:x2="7.477cm" svg:y2="36.306cm" draw:start-shape="id191" draw:start-glue-point="5" draw:end-shape="id187" draw:end-glue-point="4" svg:d="M11160 25130c-2456 0-3683 3725-3683 11176" svg:viewBox="0 0 3684 111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3T21:49:31</meta:creation-date>
    <meta:editing-duration>P1DT5H2M28S</meta:editing-duration>
    <meta:editing-cycles>115</meta:editing-cycles>
    <meta:generator>LibreOffice/4.2.8.2$Linux_X86_64 LibreOffice_project/420m0$Build-2</meta:generator>
    <meta:initial-creator>Sean Henely</meta:initial-creator>
    <dc:date>2016-06-24T22:35:15.706123087</dc:date>
    <meta:document-statistic meta:object-count="499"/>
  </office:meta>
</office:document-meta>
</file>